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4.73mm"/>
    </style:style>
    <style:style style:name="co6" style:family="table-column">
      <style:table-column-properties fo:break-before="auto" style:column-width="33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inueA-safe_28_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21149999999994" calcext:value-type="float">
            <text:p>0,022115</text:p>
          </table:table-cell>
          <table:table-cell office:value-type="string" calcext:value-type="string">
            <text:p><text:s/>[0] </text:p>
          </table:table-cell>
          <table:table-cell office:value-type="float" office:value="0.0128580000000085" calcext:value-type="float">
            <text:p>0,012858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.994089282819" calcext:value-type="float">
            <text:p>171,9940892828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99770000000115" calcext:value-type="float">
            <text:p>0,019977000000012</text:p>
          </table:table-cell>
          <table:table-cell office:value-type="string" calcext:value-type="string">
            <text:p><text:s/>[0] </text:p>
          </table:table-cell>
          <table:table-cell office:value-type="float" office:value="0.0140359999999902" calcext:value-type="float">
            <text:p>0,014035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326873753387" calcext:value-type="float">
            <text:p>142,3268737533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82710000000128" calcext:value-type="float">
            <text:p>0,018271000000013</text:p>
          </table:table-cell>
          <table:table-cell office:value-type="string" calcext:value-type="string">
            <text:p><text:s/>[0] </text:p>
          </table:table-cell>
          <table:table-cell office:value-type="float" office:value="0.0157300000000049" calcext:value-type="float">
            <text:p>0,015730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153846153891" calcext:value-type="float">
            <text:p>116,1538461538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13679999999954" calcext:value-type="float">
            <text:p>0,021367999999995</text:p>
          </table:table-cell>
          <table:table-cell office:value-type="string" calcext:value-type="string">
            <text:p><text:s/>[0] </text:p>
          </table:table-cell>
          <table:table-cell office:value-type="float" office:value="0.0155460000000005" calcext:value-type="float">
            <text:p>0,015546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450147947991" calcext:value-type="float">
            <text:p>137,45014794799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87370000000016" calcext:value-type="float">
            <text:p>0,018737000000002</text:p>
          </table:table-cell>
          <table:table-cell office:value-type="string" calcext:value-type="string">
            <text:p><text:s/>[0] </text:p>
          </table:table-cell>
          <table:table-cell office:value-type="float" office:value="0.016009000000011" calcext:value-type="float">
            <text:p>0,0160090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040414766623" calcext:value-type="float">
            <text:p>117,0404147666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90350000000024" calcext:value-type="float">
            <text:p>0,019035000000002</text:p>
          </table:table-cell>
          <table:table-cell office:value-type="string" calcext:value-type="string">
            <text:p><text:s/>[0] </text:p>
          </table:table-cell>
          <table:table-cell office:value-type="float" office:value="0.0227390000000014" calcext:value-type="float">
            <text:p>0,022739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7108052245094" calcext:value-type="float">
            <text:p>83,71080522450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8609000000003" calcext:value-type="float">
            <text:p>0,028609000000003</text:p>
          </table:table-cell>
          <table:table-cell office:value-type="string" calcext:value-type="string">
            <text:p><text:s/>[0] </text:p>
          </table:table-cell>
          <table:table-cell office:value-type="float" office:value="0.026654999999991" calcext:value-type="float">
            <text:p>0,026654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330707184441" calcext:value-type="float">
            <text:p>107,33070718444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24460000000022" calcext:value-type="float">
            <text:p>0,022446000000002</text:p>
          </table:table-cell>
          <table:table-cell office:value-type="string" calcext:value-type="string">
            <text:p><text:s/>[0] </text:p>
          </table:table-cell>
          <table:table-cell office:value-type="float" office:value="0.0201289999999972" calcext:value-type="float">
            <text:p>0,020128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510755626237" calcext:value-type="float">
            <text:p>111,5107556262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98860000000138" calcext:value-type="float">
            <text:p>0,019886000000014</text:p>
          </table:table-cell>
          <table:table-cell office:value-type="string" calcext:value-type="string">
            <text:p><text:s/>[0] </text:p>
          </table:table-cell>
          <table:table-cell office:value-type="float" office:value="0.017760999999993" calcext:value-type="float">
            <text:p>0,01776099999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964416418116" calcext:value-type="float">
            <text:p>111,9644164181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95310000000006" calcext:value-type="float">
            <text:p>0,019531000000001</text:p>
          </table:table-cell>
          <table:table-cell office:value-type="string" calcext:value-type="string">
            <text:p><text:s/>[0] </text:p>
          </table:table-cell>
          <table:table-cell office:value-type="float" office:value="0.020387999999997" calcext:value-type="float">
            <text:p>0,020387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7965469884419" calcext:value-type="float">
            <text:p>95,79654698844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2] </text:p>
          </table:table-cell>
          <table:table-cell office:value-type="float" office:value="0.0548550000000034" calcext:value-type="float">
            <text:p>0,054855000000004</text:p>
          </table:table-cell>
          <table:table-cell office:value-type="string" calcext:value-type="string">
            <text:p><text:s/>[2] </text:p>
          </table:table-cell>
          <table:table-cell office:value-type="float" office:value="0.0329490000000021" calcext:value-type="float">
            <text:p>0,032949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484567058181" calcext:value-type="float">
            <text:p>166,4845670581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88260000000042" calcext:value-type="float">
            <text:p>0,018826000000004</text:p>
          </table:table-cell>
          <table:table-cell office:value-type="string" calcext:value-type="string">
            <text:p><text:s/>[0] </text:p>
          </table:table-cell>
          <table:table-cell office:value-type="float" office:value="0.0172720000000055" calcext:value-type="float">
            <text:p>0,017272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997220935608" calcext:value-type="float">
            <text:p>108,9972209356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01119999999975" calcext:value-type="float">
            <text:p>0,020111999999998</text:p>
          </table:table-cell>
          <table:table-cell office:value-type="string" calcext:value-type="string">
            <text:p><text:s/>[0] </text:p>
          </table:table-cell>
          <table:table-cell office:value-type="float" office:value="0.0192739999999958" calcext:value-type="float">
            <text:p>0,019273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347826086966" calcext:value-type="float">
            <text:p>104,34782608696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00999999999993" calcext:value-type="float">
            <text:p>0,020099999999999</text:p>
          </table:table-cell>
          <table:table-cell office:value-type="string" calcext:value-type="string">
            <text:p><text:s/>[0] </text:p>
          </table:table-cell>
          <table:table-cell office:value-type="float" office:value="0.0117599999999953" calcext:value-type="float">
            <text:p>0,011759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.918367347001" calcext:value-type="float">
            <text:p>170,9183673470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1400000000025" calcext:value-type="float">
            <text:p>0,018140000000003</text:p>
          </table:table-cell>
          <table:table-cell office:value-type="string" calcext:value-type="string">
            <text:p><text:s/>[0] </text:p>
          </table:table-cell>
          <table:table-cell office:value-type="float" office:value="0.012305000000012" calcext:value-type="float">
            <text:p>0,012305000000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.419748069767" calcext:value-type="float">
            <text:p>147,4197480697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604000000001" calcext:value-type="float">
            <text:p>0,016604000000001</text:p>
          </table:table-cell>
          <table:table-cell office:value-type="string" calcext:value-type="string">
            <text:p><text:s/>[0] </text:p>
          </table:table-cell>
          <table:table-cell office:value-type="float" office:value="0.0127389999999963" calcext:value-type="float">
            <text:p>0,012738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.339901091183" calcext:value-type="float">
            <text:p>130,3399010911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7130000000005" calcext:value-type="float">
            <text:p>0,017713000000001</text:p>
          </table:table-cell>
          <table:table-cell office:value-type="string" calcext:value-type="string">
            <text:p><text:s/>[0] </text:p>
          </table:table-cell>
          <table:table-cell office:value-type="float" office:value="0.0136739999999946" calcext:value-type="float">
            <text:p>0,013673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.537808980602" calcext:value-type="float">
            <text:p>129,5378089806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1030000000011" calcext:value-type="float">
            <text:p>0,016103000000001</text:p>
          </table:table-cell>
          <table:table-cell office:value-type="string" calcext:value-type="string">
            <text:p><text:s/>[0] </text:p>
          </table:table-cell>
          <table:table-cell office:value-type="float" office:value="0.0144859999999909" calcext:value-type="float">
            <text:p>0,014485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162501725882" calcext:value-type="float">
            <text:p>111,1625017258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7179999999973" calcext:value-type="float">
            <text:p>0,016717999999997</text:p>
          </table:table-cell>
          <table:table-cell office:value-type="string" calcext:value-type="string">
            <text:p><text:s/>[0] </text:p>
          </table:table-cell>
          <table:table-cell office:value-type="float" office:value="0.0167339999999996" calcext:value-type="float">
            <text:p>0,016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9043862794177" calcext:value-type="float">
            <text:p>99,90438627941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8069999999906" calcext:value-type="float">
            <text:p>0,017806999999991</text:p>
          </table:table-cell>
          <table:table-cell office:value-type="string" calcext:value-type="string">
            <text:p><text:s/>[0] </text:p>
          </table:table-cell>
          <table:table-cell office:value-type="float" office:value="0.0164580000000001" calcext:value-type="float">
            <text:p>0,016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196621703673" calcext:value-type="float">
            <text:p>108,1966217036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95410000000049" calcext:value-type="float">
            <text:p>0,049541000000005</text:p>
          </table:table-cell>
          <table:table-cell office:value-type="string" calcext:value-type="string">
            <text:p><text:s/>[2] </text:p>
          </table:table-cell>
          <table:table-cell office:value-type="float" office:value="0.0413209999999964" calcext:value-type="float">
            <text:p>0,041320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893032598459" calcext:value-type="float">
            <text:p>119,89303259845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8989999999951" calcext:value-type="float">
            <text:p>0,016898999999995</text:p>
          </table:table-cell>
          <table:table-cell office:value-type="string" calcext:value-type="string">
            <text:p><text:s/>[0] </text:p>
          </table:table-cell>
          <table:table-cell office:value-type="float" office:value="0.0201870000000071" calcext:value-type="float">
            <text:p>0,020187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7122900876267" calcext:value-type="float">
            <text:p>83,71229008762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3239999999975" calcext:value-type="float">
            <text:p>0,019323999999998</text:p>
          </table:table-cell>
          <table:table-cell office:value-type="string" calcext:value-type="string">
            <text:p><text:s/>[0] </text:p>
          </table:table-cell>
          <table:table-cell office:value-type="float" office:value="0.0200490000000002" calcext:value-type="float">
            <text:p>0,020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3838595441032" calcext:value-type="float">
            <text:p>96,38385954410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73729999999921" calcext:value-type="float">
            <text:p>0,017372999999992</text:p>
          </table:table-cell>
          <table:table-cell office:value-type="string" calcext:value-type="string">
            <text:p><text:s/>[0] </text:p>
          </table:table-cell>
          <table:table-cell office:value-type="float" office:value="0.0126199999999983" calcext:value-type="float">
            <text:p>0,012619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662440570479" calcext:value-type="float">
            <text:p>137,6624405704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4240000000007" calcext:value-type="float">
            <text:p>0,016424000000001</text:p>
          </table:table-cell>
          <table:table-cell office:value-type="string" calcext:value-type="string">
            <text:p><text:s/>[0] </text:p>
          </table:table-cell>
          <table:table-cell office:value-type="float" office:value="0.0150210000000044" calcext:value-type="float">
            <text:p>0,015021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.340256973543" calcext:value-type="float">
            <text:p>109,3402569735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7779999999927" calcext:value-type="float">
            <text:p>0,017777999999993</text:p>
          </table:table-cell>
          <table:table-cell office:value-type="string" calcext:value-type="string">
            <text:p><text:s/>[0] </text:p>
          </table:table-cell>
          <table:table-cell office:value-type="float" office:value="0.0151879999999949" calcext:value-type="float">
            <text:p>0,015187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05293652883" calcext:value-type="float">
            <text:p>117,052936528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2239999999988" calcext:value-type="float">
            <text:p>0,017223999999999</text:p>
          </table:table-cell>
          <table:table-cell office:value-type="string" calcext:value-type="string">
            <text:p><text:s/>[0] </text:p>
          </table:table-cell>
          <table:table-cell office:value-type="float" office:value="0.0169509999999917" calcext:value-type="float">
            <text:p>0,016950999999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610524452877" calcext:value-type="float">
            <text:p>101,61052445287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508289999999931" calcext:value-type="float">
            <text:p>0,050828999999993</text:p>
          </table:table-cell>
          <table:table-cell office:value-type="string" calcext:value-type="string">
            <text:p><text:s/>[2] </text:p>
          </table:table-cell>
          <table:table-cell office:value-type="float" office:value="0.0356069999999988" calcext:value-type="float">
            <text:p>0,035606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750021063259" calcext:value-type="float">
            <text:p>142,750021063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68310000000105" calcext:value-type="float">
            <text:p>0,016831000000011</text:p>
          </table:table-cell>
          <table:table-cell office:value-type="string" calcext:value-type="string">
            <text:p><text:s/>[0] </text:p>
          </table:table-cell>
          <table:table-cell office:value-type="float" office:value="0.0144680000000079" calcext:value-type="float">
            <text:p>0,014468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332596074103" calcext:value-type="float">
            <text:p>116,33259607410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3229999999904" calcext:value-type="float">
            <text:p>0,017322999999991</text:p>
          </table:table-cell>
          <table:table-cell office:value-type="string" calcext:value-type="string">
            <text:p><text:s/>[0] </text:p>
          </table:table-cell>
          <table:table-cell office:value-type="float" office:value="0.0127990000000011" calcext:value-type="float">
            <text:p>0,012799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34651144612" calcext:value-type="float">
            <text:p>135,346511446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7209999999945" calcext:value-type="float">
            <text:p>0,017720999999995</text:p>
          </table:table-cell>
          <table:table-cell office:value-type="string" calcext:value-type="string">
            <text:p><text:s/>[0] </text:p>
          </table:table-cell>
          <table:table-cell office:value-type="float" office:value="0.0142560000000032" calcext:value-type="float">
            <text:p>0,014256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.30555555549" calcext:value-type="float">
            <text:p>124,305555555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7289999999933" calcext:value-type="float">
            <text:p>0,018728999999993</text:p>
          </table:table-cell>
          <table:table-cell office:value-type="string" calcext:value-type="string">
            <text:p><text:s/>[0] </text:p>
          </table:table-cell>
          <table:table-cell office:value-type="float" office:value="0.0160789999999906" calcext:value-type="float">
            <text:p>0,016078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481124448064" calcext:value-type="float">
            <text:p>116,481124448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8999999999974" calcext:value-type="float">
            <text:p>0,017899999999997</text:p>
          </table:table-cell>
          <table:table-cell office:value-type="string" calcext:value-type="string">
            <text:p><text:s/>[0] </text:p>
          </table:table-cell>
          <table:table-cell office:value-type="float" office:value="0.0172850000000011" calcext:value-type="float">
            <text:p>0,017285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557998264369" calcext:value-type="float">
            <text:p>103,5579982643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2150000000073" calcext:value-type="float">
            <text:p>0,017215000000007</text:p>
          </table:table-cell>
          <table:table-cell office:value-type="string" calcext:value-type="string">
            <text:p><text:s/>[0] </text:p>
          </table:table-cell>
          <table:table-cell office:value-type="float" office:value="0.0182800000000043" calcext:value-type="float">
            <text:p>0,018280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1739606127093" calcext:value-type="float">
            <text:p>94,173960612709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95260000000002" calcext:value-type="float">
            <text:p>0,049526</text:p>
          </table:table-cell>
          <table:table-cell office:value-type="string" calcext:value-type="string">
            <text:p><text:s/>[2] </text:p>
          </table:table-cell>
          <table:table-cell office:value-type="float" office:value="0.0353549999999956" calcext:value-type="float">
            <text:p>0,035354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.082025173261" calcext:value-type="float">
            <text:p>140,08202517326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68740000000014" calcext:value-type="float">
            <text:p>0,016874000000001</text:p>
          </table:table-cell>
          <table:table-cell office:value-type="string" calcext:value-type="string">
            <text:p><text:s/>[0] </text:p>
          </table:table-cell>
          <table:table-cell office:value-type="float" office:value="0.013576999999998" calcext:value-type="float">
            <text:p>0,013576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.283715106459" calcext:value-type="float">
            <text:p>124,28371510645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9790000000111" calcext:value-type="float">
            <text:p>0,017979000000011</text:p>
          </table:table-cell>
          <table:table-cell office:value-type="string" calcext:value-type="string">
            <text:p><text:s/>[0] </text:p>
          </table:table-cell>
          <table:table-cell office:value-type="float" office:value="0.0154090000000053" calcext:value-type="float">
            <text:p>0,015409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678564475338" calcext:value-type="float">
            <text:p>116,6785644753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0930000000027" calcext:value-type="float">
            <text:p>0,017093000000003</text:p>
          </table:table-cell>
          <table:table-cell office:value-type="string" calcext:value-type="string">
            <text:p><text:s/>[0] </text:p>
          </table:table-cell>
          <table:table-cell office:value-type="float" office:value="0.0141360000000077" calcext:value-type="float">
            <text:p>0,014136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.91822297675" calcext:value-type="float">
            <text:p>120,918222976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6270000000045" calcext:value-type="float">
            <text:p>0,017627000000005</text:p>
          </table:table-cell>
          <table:table-cell office:value-type="string" calcext:value-type="string">
            <text:p><text:s/>[0] </text:p>
          </table:table-cell>
          <table:table-cell office:value-type="float" office:value="0.0150459999999981" calcext:value-type="float">
            <text:p>0,015045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154060880013" calcext:value-type="float">
            <text:p>117,1540608800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2429999999982" calcext:value-type="float">
            <text:p>0,018242999999998</text:p>
          </table:table-cell>
          <table:table-cell office:value-type="string" calcext:value-type="string">
            <text:p><text:s/>[0] </text:p>
          </table:table-cell>
          <table:table-cell office:value-type="float" office:value="0.0211770000000087" calcext:value-type="float">
            <text:p>0,021177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1453463662973" calcext:value-type="float">
            <text:p>86,14534636629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1740000000067" calcext:value-type="float">
            <text:p>0,019174000000007</text:p>
          </table:table-cell>
          <table:table-cell office:value-type="string" calcext:value-type="string">
            <text:p><text:s/>[0] </text:p>
          </table:table-cell>
          <table:table-cell office:value-type="float" office:value="0.0197030000000069" calcext:value-type="float">
            <text:p>0,019703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3151296756837" calcext:value-type="float">
            <text:p>97,31512967568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289999999998" calcext:value-type="float">
            <text:p>0,019289999999998</text:p>
          </table:table-cell>
          <table:table-cell office:value-type="string" calcext:value-type="string">
            <text:p><text:s/>[0] </text:p>
          </table:table-cell>
          <table:table-cell office:value-type="float" office:value="0.0197119999999984" calcext:value-type="float">
            <text:p>0,019711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85917207792" calcext:value-type="float">
            <text:p>97,859172077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546980000000019" calcext:value-type="float">
            <text:p>0,054698000000002</text:p>
          </table:table-cell>
          <table:table-cell office:value-type="string" calcext:value-type="string">
            <text:p><text:s/>[2] </text:p>
          </table:table-cell>
          <table:table-cell office:value-type="float" office:value="0.0364359999999948" calcext:value-type="float">
            <text:p>0,036435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.120759688247" calcext:value-type="float">
            <text:p>150,1207596882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4460000000067" calcext:value-type="float">
            <text:p>0,017446000000007</text:p>
          </table:table-cell>
          <table:table-cell office:value-type="string" calcext:value-type="string">
            <text:p><text:s/>[0] </text:p>
          </table:table-cell>
          <table:table-cell office:value-type="float" office:value="0.0195939999999979" calcext:value-type="float">
            <text:p>0,019593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0374604471196" calcext:value-type="float">
            <text:p>89,03746044711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8889999999967" calcext:value-type="float">
            <text:p>0,017888999999997</text:p>
          </table:table-cell>
          <table:table-cell office:value-type="string" calcext:value-type="string">
            <text:p><text:s/>[0] </text:p>
          </table:table-cell>
          <table:table-cell office:value-type="float" office:value="0.0212980000000016" calcext:value-type="float">
            <text:p>0,021298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9938022349299" calcext:value-type="float">
            <text:p>83,993802234929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87049999999971" calcext:value-type="float">
            <text:p>0,018704999999997</text:p>
          </table:table-cell>
          <table:table-cell office:value-type="string" calcext:value-type="string">
            <text:p><text:s/>[0] </text:p>
          </table:table-cell>
          <table:table-cell office:value-type="float" office:value="0.0223780000000033" calcext:value-type="float">
            <text:p>0,022378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5865582268044" calcext:value-type="float">
            <text:p>83,58655822680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06599999999923" calcext:value-type="float">
            <text:p>0,020659999999992</text:p>
          </table:table-cell>
          <table:table-cell office:value-type="string" calcext:value-type="string">
            <text:p><text:s/>[0] </text:p>
          </table:table-cell>
          <table:table-cell office:value-type="float" office:value="0.0224199999999968" calcext:value-type="float">
            <text:p>0,022419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498661908801" calcext:value-type="float">
            <text:p>92,14986619088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89610000000044" calcext:value-type="float">
            <text:p>0,018961000000005</text:p>
          </table:table-cell>
          <table:table-cell office:value-type="string" calcext:value-type="string">
            <text:p><text:s/>[0] </text:p>
          </table:table-cell>
          <table:table-cell office:value-type="float" office:value="0.0263850000000048" calcext:value-type="float">
            <text:p>0,026385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862800833811" calcext:value-type="float">
            <text:p>71,8628008338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24489999999946" calcext:value-type="float">
            <text:p>0,022448999999995</text:p>
          </table:table-cell>
          <table:table-cell office:value-type="string" calcext:value-type="string">
            <text:p><text:s/>[0] </text:p>
          </table:table-cell>
          <table:table-cell office:value-type="float" office:value="0.0274220000000014" calcext:value-type="float">
            <text:p>0,027422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8649259718236" calcext:value-type="float">
            <text:p>81,864925971823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7477999999997" calcext:value-type="float">
            <text:p>0,017477999999997</text:p>
          </table:table-cell>
          <table:table-cell office:value-type="string" calcext:value-type="string">
            <text:p><text:s/>[0] </text:p>
          </table:table-cell>
          <table:table-cell office:value-type="float" office:value="0.0217689999999919" calcext:value-type="float">
            <text:p>0,021768999999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2884836235173" calcext:value-type="float">
            <text:p>80,288483623517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79600000000022" calcext:value-type="float">
            <text:p>0,017960000000002</text:p>
          </table:table-cell>
          <table:table-cell office:value-type="string" calcext:value-type="string">
            <text:p><text:s/>[0] </text:p>
          </table:table-cell>
          <table:table-cell office:value-type="float" office:value="0.0234549999999985" calcext:value-type="float">
            <text:p>0,023454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.5721594542886" calcext:value-type="float">
            <text:p>76,57215945428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81429999999949" calcext:value-type="float">
            <text:p>0,018142999999995</text:p>
          </table:table-cell>
          <table:table-cell office:value-type="string" calcext:value-type="string">
            <text:p><text:s/>[0] </text:p>
          </table:table-cell>
          <table:table-cell office:value-type="float" office:value="0.0219490000000064" calcext:value-type="float">
            <text:p>0,021949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6598022688487" calcext:value-type="float">
            <text:p>82,659802268848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66009999999943" calcext:value-type="float">
            <text:p>0,016600999999994</text:p>
          </table:table-cell>
          <table:table-cell office:value-type="string" calcext:value-type="string">
            <text:p><text:s/>[0] </text:p>
          </table:table-cell>
          <table:table-cell office:value-type="float" office:value="0.0231940000000037" calcext:value-type="float">
            <text:p>0,023194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5745451409488" calcext:value-type="float">
            <text:p>71,57454514094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77979999999991" calcext:value-type="float">
            <text:p>0,017797999999999</text:p>
          </table:table-cell>
          <table:table-cell office:value-type="string" calcext:value-type="string">
            <text:p><text:s/>[0] </text:p>
          </table:table-cell>
          <table:table-cell office:value-type="float" office:value="0.0242219999999946" calcext:value-type="float">
            <text:p>0,024221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4786557674966" calcext:value-type="float">
            <text:p>73,478655767496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78349999999909" calcext:value-type="float">
            <text:p>0,017834999999991</text:p>
          </table:table-cell>
          <table:table-cell office:value-type="string" calcext:value-type="string">
            <text:p><text:s/>[0] </text:p>
          </table:table-cell>
          <table:table-cell office:value-type="float" office:value="0.0117429999999956" calcext:value-type="float">
            <text:p>0,011742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877714383016" calcext:value-type="float">
            <text:p>151,8777143830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3119999999946" calcext:value-type="float">
            <text:p>0,018311999999995</text:p>
          </table:table-cell>
          <table:table-cell office:value-type="string" calcext:value-type="string">
            <text:p><text:s/>[0] </text:p>
          </table:table-cell>
          <table:table-cell office:value-type="float" office:value="0.0150370000000066" calcext:value-type="float">
            <text:p>0,015037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.779610294517" calcext:value-type="float">
            <text:p>121,7796102945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7489999999949" calcext:value-type="float">
            <text:p>0,017748999999995</text:p>
          </table:table-cell>
          <table:table-cell office:value-type="string" calcext:value-type="string">
            <text:p><text:s/>[0] </text:p>
          </table:table-cell>
          <table:table-cell office:value-type="float" office:value="0.017043000000001" calcext:value-type="float">
            <text:p>0,017043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142463181329" calcext:value-type="float">
            <text:p>104,1424631813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544830000000047" calcext:value-type="float">
            <text:p>0,054483000000005</text:p>
          </table:table-cell>
          <table:table-cell office:value-type="string" calcext:value-type="string">
            <text:p><text:s/>[43] </text:p>
          </table:table-cell>
          <table:table-cell office:value-type="float" office:value="0.034167999999994" calcext:value-type="float">
            <text:p>0,034167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.456216342819" calcext:value-type="float">
            <text:p>159,4562163428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7979999999991" calcext:value-type="float">
            <text:p>0,017797999999999</text:p>
          </table:table-cell>
          <table:table-cell office:value-type="string" calcext:value-type="string">
            <text:p><text:s/>[0] </text:p>
          </table:table-cell>
          <table:table-cell office:value-type="float" office:value="0.0220150000000103" calcext:value-type="float">
            <text:p>0,022015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8448784918953" calcext:value-type="float">
            <text:p>80,84487849189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7670000000016" calcext:value-type="float">
            <text:p>0,019767000000002</text:p>
          </table:table-cell>
          <table:table-cell office:value-type="string" calcext:value-type="string">
            <text:p><text:s/>[0] </text:p>
          </table:table-cell>
          <table:table-cell office:value-type="float" office:value="0.0130330000000072" calcext:value-type="float">
            <text:p>0,013033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668840635239" calcext:value-type="float">
            <text:p>151,6688406352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444999999995" calcext:value-type="float">
            <text:p>0,017444999999995</text:p>
          </table:table-cell>
          <table:table-cell office:value-type="string" calcext:value-type="string">
            <text:p><text:s/>[0] </text:p>
          </table:table-cell>
          <table:table-cell office:value-type="float" office:value="0.0158339999999981" calcext:value-type="float">
            <text:p>0,015833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174308450152" calcext:value-type="float">
            <text:p>110,1743084501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89500000001" calcext:value-type="float">
            <text:p>0,01789500000001</text:p>
          </table:table-cell>
          <table:table-cell office:value-type="string" calcext:value-type="string">
            <text:p><text:s/>[0] </text:p>
          </table:table-cell>
          <table:table-cell office:value-type="float" office:value="0.0154650000000061" calcext:value-type="float">
            <text:p>0,015465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712900097012" calcext:value-type="float">
            <text:p>115,7129000970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514299999999963" calcext:value-type="float">
            <text:p>0,051429999999996</text:p>
          </table:table-cell>
          <table:table-cell office:value-type="string" calcext:value-type="string">
            <text:p><text:s/>[43] </text:p>
          </table:table-cell>
          <table:table-cell office:value-type="float" office:value="0.034513000000004" calcext:value-type="float">
            <text:p>0,034513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.01631269374" calcext:value-type="float">
            <text:p>149,016312693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9539999999984" calcext:value-type="float">
            <text:p>0,016953999999998</text:p>
          </table:table-cell>
          <table:table-cell office:value-type="string" calcext:value-type="string">
            <text:p><text:s/>[0] </text:p>
          </table:table-cell>
          <table:table-cell office:value-type="float" office:value="0.0163869999999946" calcext:value-type="float">
            <text:p>0,016386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460059803527" calcext:value-type="float">
            <text:p>103,4600598035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32290000000006" calcext:value-type="float">
            <text:p>0,023229000000001</text:p>
          </table:table-cell>
          <table:table-cell office:value-type="string" calcext:value-type="string">
            <text:p><text:s/>[0] </text:p>
          </table:table-cell>
          <table:table-cell office:value-type="float" office:value="0.0202919999999978" calcext:value-type="float">
            <text:p>0,020291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473684210542" calcext:value-type="float">
            <text:p>114,4736842105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6400000000049" calcext:value-type="float">
            <text:p>0,018640000000005</text:p>
          </table:table-cell>
          <table:table-cell office:value-type="string" calcext:value-type="string">
            <text:p><text:s/>[0] </text:p>
          </table:table-cell>
          <table:table-cell office:value-type="float" office:value="0.0185539999999946" calcext:value-type="float">
            <text:p>0,018553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463511911234" calcext:value-type="float">
            <text:p>100,4635119112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505840000000006" calcext:value-type="float">
            <text:p>0,050584000000001</text:p>
          </table:table-cell>
          <table:table-cell office:value-type="string" calcext:value-type="string">
            <text:p><text:s/>[43] </text:p>
          </table:table-cell>
          <table:table-cell office:value-type="float" office:value="0.0356730000000027" calcext:value-type="float">
            <text:p>0,035673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.799119782459" calcext:value-type="float">
            <text:p>141,7991197824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581000000007" calcext:value-type="float">
            <text:p>0,017581000000007</text:p>
          </table:table-cell>
          <table:table-cell office:value-type="string" calcext:value-type="string">
            <text:p><text:s/>[0] </text:p>
          </table:table-cell>
          <table:table-cell office:value-type="float" office:value="0.0205799999999954" calcext:value-type="float">
            <text:p>0,020579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4275996113261" calcext:value-type="float">
            <text:p>85,42759961132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1539999999956" calcext:value-type="float">
            <text:p>0,018153999999996</text:p>
          </table:table-cell>
          <table:table-cell office:value-type="string" calcext:value-type="string">
            <text:p><text:s/>[0] </text:p>
          </table:table-cell>
          <table:table-cell office:value-type="float" office:value="0.0211540000000099" calcext:value-type="float">
            <text:p>0,021154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182849578665" calcext:value-type="float">
            <text:p>85,818284957866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9209999999918" calcext:value-type="float">
            <text:p>0,018920999999992</text:p>
          </table:table-cell>
          <table:table-cell office:value-type="string" calcext:value-type="string">
            <text:p><text:s/>[0] </text:p>
          </table:table-cell>
          <table:table-cell office:value-type="float" office:value="0.0211539999999957" calcext:value-type="float">
            <text:p>0,021153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44407677033" calcext:value-type="float">
            <text:p>89,4440767703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9420000000004" calcext:value-type="float">
            <text:p>0,019942</text:p>
          </table:table-cell>
          <table:table-cell office:value-type="string" calcext:value-type="string">
            <text:p><text:s/>[0] </text:p>
          </table:table-cell>
          <table:table-cell office:value-type="float" office:value="0.0243779999999987" calcext:value-type="float">
            <text:p>0,024377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8032652391559" calcext:value-type="float">
            <text:p>81,80326523915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2830000000014" calcext:value-type="float">
            <text:p>0,016283000000001</text:p>
          </table:table-cell>
          <table:table-cell office:value-type="string" calcext:value-type="string">
            <text:p><text:s/>[0] </text:p>
          </table:table-cell>
          <table:table-cell office:value-type="float" office:value="0.0255669999999952" calcext:value-type="float">
            <text:p>0,025566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6875660030681" calcext:value-type="float">
            <text:p>63,68756600306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3329999999936" calcext:value-type="float">
            <text:p>0,017332999999994</text:p>
          </table:table-cell>
          <table:table-cell office:value-type="string" calcext:value-type="string">
            <text:p><text:s/>[0] </text:p>
          </table:table-cell>
          <table:table-cell office:value-type="float" office:value="0.0240170000000006" calcext:value-type="float">
            <text:p>0,024017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1697131198449" calcext:value-type="float">
            <text:p>72,16971311984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3470000000009" calcext:value-type="float">
            <text:p>0,017347000000001</text:p>
          </table:table-cell>
          <table:table-cell office:value-type="string" calcext:value-type="string">
            <text:p><text:s/>[0] </text:p>
          </table:table-cell>
          <table:table-cell office:value-type="float" office:value="0.0239009999999951" calcext:value-type="float">
            <text:p>0,023900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5785531986297" calcext:value-type="float">
            <text:p>72,57855319862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0680000000042" calcext:value-type="float">
            <text:p>0,016068000000004</text:p>
          </table:table-cell>
          <table:table-cell office:value-type="string" calcext:value-type="string">
            <text:p><text:s/>[0] </text:p>
          </table:table-cell>
          <table:table-cell office:value-type="float" office:value="0.023263" calcext:value-type="float">
            <text:p>0,023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0710570433915" calcext:value-type="float">
            <text:p>69,07105704339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205619999999982" calcext:value-type="float">
            <text:p>0,020561999999998</text:p>
          </table:table-cell>
          <table:table-cell office:value-type="string" calcext:value-type="string">
            <text:p><text:s/>[0] </text:p>
          </table:table-cell>
          <table:table-cell office:value-type="float" office:value="0.0166580000000067" calcext:value-type="float">
            <text:p>0,016658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.436186817084" calcext:value-type="float">
            <text:p>123,43618681708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641000000007" calcext:value-type="float">
            <text:p>0,016641000000007</text:p>
          </table:table-cell>
          <table:table-cell office:value-type="string" calcext:value-type="string">
            <text:p><text:s/>[0] </text:p>
          </table:table-cell>
          <table:table-cell office:value-type="float" office:value="0.0148679999999928" calcext:value-type="float">
            <text:p>0,01486799999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924939467414" calcext:value-type="float">
            <text:p>111,9249394674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3779999999937" calcext:value-type="float">
            <text:p>0,017377999999994</text:p>
          </table:table-cell>
          <table:table-cell office:value-type="string" calcext:value-type="string">
            <text:p><text:s/>[0] </text:p>
          </table:table-cell>
          <table:table-cell office:value-type="float" office:value="0.0153829999999999" calcext:value-type="float">
            <text:p>0,015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.968861730441" calcext:value-type="float">
            <text:p>112,9688617304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767999999999" calcext:value-type="float">
            <text:p>0,016767999999999</text:p>
          </table:table-cell>
          <table:table-cell office:value-type="string" calcext:value-type="string">
            <text:p><text:s/>[0] </text:p>
          </table:table-cell>
          <table:table-cell office:value-type="float" office:value="0.0157690000000059" calcext:value-type="float">
            <text:p>0,015769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335214661632" calcext:value-type="float">
            <text:p>106,3352146616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092999999998" calcext:value-type="float">
            <text:p>0,019092999999998</text:p>
          </table:table-cell>
          <table:table-cell office:value-type="string" calcext:value-type="string">
            <text:p><text:s/>[0] </text:p>
          </table:table-cell>
          <table:table-cell office:value-type="float" office:value="0.0161719999999974" calcext:value-type="float">
            <text:p>0,016171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062082611929" calcext:value-type="float">
            <text:p>118,0620826119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5680000000019" calcext:value-type="float">
            <text:p>0,018568000000002</text:p>
          </table:table-cell>
          <table:table-cell office:value-type="string" calcext:value-type="string">
            <text:p><text:s/>[0] </text:p>
          </table:table-cell>
          <table:table-cell office:value-type="float" office:value="0.0196789999999965" calcext:value-type="float">
            <text:p>0,019678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3543879262425" calcext:value-type="float">
            <text:p>94,35438792624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3089999999974" calcext:value-type="float">
            <text:p>0,017308999999997</text:p>
          </table:table-cell>
          <table:table-cell office:value-type="string" calcext:value-type="string">
            <text:p><text:s/>[0] </text:p>
          </table:table-cell>
          <table:table-cell office:value-type="float" office:value="0.020464000000004" calcext:value-type="float">
            <text:p>0,020464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5826817826131" calcext:value-type="float">
            <text:p>84,58268178261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8720000000064" calcext:value-type="float">
            <text:p>0,016872000000007</text:p>
          </table:table-cell>
          <table:table-cell office:value-type="string" calcext:value-type="string">
            <text:p><text:s/>[0] </text:p>
          </table:table-cell>
          <table:table-cell office:value-type="float" office:value="0.0171259999999904" calcext:value-type="float">
            <text:p>0,017125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168749271042" calcext:value-type="float">
            <text:p>98,51687492710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6889999999995" calcext:value-type="float">
            <text:p>0,016689</text:p>
          </table:table-cell>
          <table:table-cell office:value-type="string" calcext:value-type="string">
            <text:p><text:s/>[0] </text:p>
          </table:table-cell>
          <table:table-cell office:value-type="float" office:value="0.0173099999999948" calcext:value-type="float">
            <text:p>0,017309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4124783362478" calcext:value-type="float">
            <text:p>96,41247833624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540000000011" calcext:value-type="float">
            <text:p>0,017540000000011</text:p>
          </table:table-cell>
          <table:table-cell office:value-type="string" calcext:value-type="string">
            <text:p><text:s/>[0] </text:p>
          </table:table-cell>
          <table:table-cell office:value-type="float" office:value="0.018061000000003" calcext:value-type="float">
            <text:p>0,018061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1153313770449" calcext:value-type="float">
            <text:p>97,11533137704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89280000000036" calcext:value-type="float">
            <text:p>0,048928000000004</text:p>
          </table:table-cell>
          <table:table-cell office:value-type="string" calcext:value-type="string">
            <text:p><text:s/>[24] </text:p>
          </table:table-cell>
          <table:table-cell office:value-type="float" office:value="0.0342540000000042" calcext:value-type="float">
            <text:p>0,034254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838792549768" calcext:value-type="float">
            <text:p>142,83879254976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7479999999927" calcext:value-type="float">
            <text:p>0,016747999999993</text:p>
          </table:table-cell>
          <table:table-cell office:value-type="string" calcext:value-type="string">
            <text:p><text:s/>[0] </text:p>
          </table:table-cell>
          <table:table-cell office:value-type="float" office:value="0.0236759999999947" calcext:value-type="float">
            <text:p>0,023675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738300388564" calcext:value-type="float">
            <text:p>70,73830038856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100999999992" calcext:value-type="float">
            <text:p>0,019100999999992</text:p>
          </table:table-cell>
          <table:table-cell office:value-type="string" calcext:value-type="string">
            <text:p><text:s/>[0] </text:p>
          </table:table-cell>
          <table:table-cell office:value-type="float" office:value="0.0185239999999993" calcext:value-type="float">
            <text:p>0,018523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114877996074" calcext:value-type="float">
            <text:p>103,1148779960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59719999999959" calcext:value-type="float">
            <text:p>0,025971999999996</text:p>
          </table:table-cell>
          <table:table-cell office:value-type="string" calcext:value-type="string">
            <text:p><text:s/>[0] </text:p>
          </table:table-cell>
          <table:table-cell office:value-type="float" office:value="0.0206349999999986" calcext:value-type="float">
            <text:p>0,020634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863823600667" calcext:value-type="float">
            <text:p>125,8638236006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5910000000102" calcext:value-type="float">
            <text:p>0,02059100000001</text:p>
          </table:table-cell>
          <table:table-cell office:value-type="string" calcext:value-type="string">
            <text:p><text:s/>[0] </text:p>
          </table:table-cell>
          <table:table-cell office:value-type="float" office:value="0.0148749999999893" calcext:value-type="float">
            <text:p>0,014874999999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426890756471" calcext:value-type="float">
            <text:p>138,4268907564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343689999999981" calcext:value-type="float">
            <text:p>0,034368999999998</text:p>
          </table:table-cell>
          <table:table-cell office:value-type="string" calcext:value-type="string">
            <text:p><text:s/>[0] </text:p>
          </table:table-cell>
          <table:table-cell office:value-type="float" office:value="0.0310970000000026" calcext:value-type="float">
            <text:p>0,031097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52191529728" calcext:value-type="float">
            <text:p>110,521915297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0990000000065" calcext:value-type="float">
            <text:p>0,018099000000007</text:p>
          </table:table-cell>
          <table:table-cell office:value-type="string" calcext:value-type="string">
            <text:p><text:s/>[0] </text:p>
          </table:table-cell>
          <table:table-cell office:value-type="float" office:value="0.018053000000009" calcext:value-type="float">
            <text:p>0,018053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254805295505" calcext:value-type="float">
            <text:p>100,2548052955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10940000000051" calcext:value-type="float">
            <text:p>0,021094000000005</text:p>
          </table:table-cell>
          <table:table-cell office:value-type="string" calcext:value-type="string">
            <text:p><text:s/>[0] </text:p>
          </table:table-cell>
          <table:table-cell office:value-type="float" office:value="0.0198339999999888" calcext:value-type="float">
            <text:p>0,019833999999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352727639493" calcext:value-type="float">
            <text:p>106,3527276394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8279999999944" calcext:value-type="float">
            <text:p>0,017827999999994</text:p>
          </table:table-cell>
          <table:table-cell office:value-type="string" calcext:value-type="string">
            <text:p><text:s/>[0] </text:p>
          </table:table-cell>
          <table:table-cell office:value-type="float" office:value="0.020505" calcext:value-type="float">
            <text:p>0,020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9446476468881" calcext:value-type="float">
            <text:p>86,94464764688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11949999999916" calcext:value-type="float">
            <text:p>0,021194999999992</text:p>
          </table:table-cell>
          <table:table-cell office:value-type="string" calcext:value-type="string">
            <text:p><text:s/>[0] </text:p>
          </table:table-cell>
          <table:table-cell office:value-type="float" office:value="0.0172919999999976" calcext:value-type="float">
            <text:p>0,017291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.571131158886" calcext:value-type="float">
            <text:p>122,57113115888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512800000000055" calcext:value-type="float">
            <text:p>0,051280000000006</text:p>
          </table:table-cell>
          <table:table-cell office:value-type="string" calcext:value-type="string">
            <text:p><text:s/>[24] </text:p>
          </table:table-cell>
          <table:table-cell office:value-type="float" office:value="0.0360809999999958" calcext:value-type="float">
            <text:p>0,036080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.124663950588" calcext:value-type="float">
            <text:p>142,1246639505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93039999999911" calcext:value-type="float">
            <text:p>0,019303999999991</text:p>
          </table:table-cell>
          <table:table-cell office:value-type="string" calcext:value-type="string">
            <text:p><text:s/>[0] </text:p>
          </table:table-cell>
          <table:table-cell office:value-type="float" office:value="0.0192600000000027" calcext:value-type="float">
            <text:p>0,019260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228452751757" calcext:value-type="float">
            <text:p>100,2284527517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4889999999976" calcext:value-type="float">
            <text:p>0,017488999999998</text:p>
          </table:table-cell>
          <table:table-cell office:value-type="string" calcext:value-type="string">
            <text:p><text:s/>[0] </text:p>
          </table:table-cell>
          <table:table-cell office:value-type="float" office:value="0.0187059999999946" calcext:value-type="float">
            <text:p>0,018705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4940660750707" calcext:value-type="float">
            <text:p>93,49406607507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809419999999932" calcext:value-type="float">
            <text:p>0,080941999999993</text:p>
          </table:table-cell>
          <table:table-cell office:value-type="string" calcext:value-type="string">
            <text:p><text:s/>[24] </text:p>
          </table:table-cell>
          <table:table-cell office:value-type="float" office:value="0.0456450000000075" calcext:value-type="float">
            <text:p>0,045645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.329389856457" calcext:value-type="float">
            <text:p>177,3293898564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10469999999958" calcext:value-type="float">
            <text:p>0,021046999999996</text:p>
          </table:table-cell>
          <table:table-cell office:value-type="string" calcext:value-type="string">
            <text:p><text:s/>[0] </text:p>
          </table:table-cell>
          <table:table-cell office:value-type="float" office:value="0.0161140000000017" calcext:value-type="float">
            <text:p>0,016114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.613131438461" calcext:value-type="float">
            <text:p>130,6131314384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83649999999938" calcext:value-type="float">
            <text:p>0,028364999999994</text:p>
          </table:table-cell>
          <table:table-cell office:value-type="string" calcext:value-type="string">
            <text:p><text:s/>[0] </text:p>
          </table:table-cell>
          <table:table-cell office:value-type="float" office:value="0.015892000000008" calcext:value-type="float">
            <text:p>0,015892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.486030707145" calcext:value-type="float">
            <text:p>178,4860307071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4369999999868" calcext:value-type="float">
            <text:p>0,017436999999987</text:p>
          </table:table-cell>
          <table:table-cell office:value-type="string" calcext:value-type="string">
            <text:p><text:s/>[0] </text:p>
          </table:table-cell>
          <table:table-cell office:value-type="float" office:value="0.016089000000008" calcext:value-type="float">
            <text:p>0,016089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378395176693" calcext:value-type="float">
            <text:p>108,37839517669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267999999992" calcext:value-type="float">
            <text:p>0,018267999999992</text:p>
          </table:table-cell>
          <table:table-cell office:value-type="string" calcext:value-type="string">
            <text:p><text:s/>[0] </text:p>
          </table:table-cell>
          <table:table-cell office:value-type="float" office:value="0.018186" calcext:value-type="float">
            <text:p>0,018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450896293808" calcext:value-type="float">
            <text:p>100,4508962938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20500000000072" calcext:value-type="float">
            <text:p>0,022050000000007</text:p>
          </table:table-cell>
          <table:table-cell office:value-type="string" calcext:value-type="string">
            <text:p><text:s/>[0] </text:p>
          </table:table-cell>
          <table:table-cell office:value-type="float" office:value="0.0234090000000009" calcext:value-type="float">
            <text:p>0,023409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1945405613498" calcext:value-type="float">
            <text:p>94,19454056134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46259999999978" calcext:value-type="float">
            <text:p>0,024625999999998</text:p>
          </table:table-cell>
          <table:table-cell office:value-type="string" calcext:value-type="string">
            <text:p><text:s/>[0] </text:p>
          </table:table-cell>
          <table:table-cell office:value-type="float" office:value="0.0286410000000075" calcext:value-type="float">
            <text:p>0,028641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9816347194281" calcext:value-type="float">
            <text:p>85,98163471942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606539999999995" calcext:value-type="float">
            <text:p>0,060654</text:p>
          </table:table-cell>
          <table:table-cell office:value-type="string" calcext:value-type="string">
            <text:p><text:s/>[24] </text:p>
          </table:table-cell>
          <table:table-cell office:value-type="float" office:value="0.0357429999999965" calcext:value-type="float">
            <text:p>0,035742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9.694765408627" calcext:value-type="float">
            <text:p>169,6947654086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17389999999966" calcext:value-type="float">
            <text:p>0,021738999999997</text:p>
          </table:table-cell>
          <table:table-cell office:value-type="string" calcext:value-type="string">
            <text:p><text:s/>[0] </text:p>
          </table:table-cell>
          <table:table-cell office:value-type="float" office:value="0.0185859999999991" calcext:value-type="float">
            <text:p>0,018585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964381792735" calcext:value-type="float">
            <text:p>116,9643817927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1560000000001" calcext:value-type="float">
            <text:p>0,020156</text:p>
          </table:table-cell>
          <table:table-cell office:value-type="string" calcext:value-type="string">
            <text:p><text:s/>[0] </text:p>
          </table:table-cell>
          <table:table-cell office:value-type="float" office:value="0.0174060000000082" calcext:value-type="float">
            <text:p>0,017406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799149718433" calcext:value-type="float">
            <text:p>115,7991497184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66979999999961" calcext:value-type="float">
            <text:p>0,026697999999996</text:p>
          </table:table-cell>
          <table:table-cell office:value-type="string" calcext:value-type="string">
            <text:p><text:s/>[0] </text:p>
          </table:table-cell>
          <table:table-cell office:value-type="float" office:value="0.021751000000009" calcext:value-type="float">
            <text:p>0,021751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.743781895017" calcext:value-type="float">
            <text:p>122,7437818950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4270000000122" calcext:value-type="float">
            <text:p>0,020427000000012</text:p>
          </table:table-cell>
          <table:table-cell office:value-type="string" calcext:value-type="string">
            <text:p><text:s/>[0] </text:p>
          </table:table-cell>
          <table:table-cell office:value-type="float" office:value="0.0194660000000084" calcext:value-type="float">
            <text:p>0,019466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936812904569" calcext:value-type="float">
            <text:p>104,9368129045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95250000000016" calcext:value-type="float">
            <text:p>0,019525000000002</text:p>
          </table:table-cell>
          <table:table-cell office:value-type="string" calcext:value-type="string">
            <text:p><text:s/>[0] </text:p>
          </table:table-cell>
          <table:table-cell office:value-type="float" office:value="0.0190840000000065" calcext:value-type="float">
            <text:p>0,019084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310836302635" calcext:value-type="float">
            <text:p>102,3108363026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13549999999998" calcext:value-type="float">
            <text:p>0,021355</text:p>
          </table:table-cell>
          <table:table-cell office:value-type="string" calcext:value-type="string">
            <text:p><text:s/>[0] </text:p>
          </table:table-cell>
          <table:table-cell office:value-type="float" office:value="0.0220190000000002" calcext:value-type="float">
            <text:p>0,02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9844225441644" calcext:value-type="float">
            <text:p>96,98442254416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94439999999929" calcext:value-type="float">
            <text:p>0,019443999999993</text:p>
          </table:table-cell>
          <table:table-cell office:value-type="string" calcext:value-type="string">
            <text:p><text:s/>[0] </text:p>
          </table:table-cell>
          <table:table-cell office:value-type="float" office:value="0.0239100000000008" calcext:value-type="float">
            <text:p>0,023910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3216227519544" calcext:value-type="float">
            <text:p>81,32162275195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62559999999894" calcext:value-type="float">
            <text:p>0,026255999999989</text:p>
          </table:table-cell>
          <table:table-cell office:value-type="string" calcext:value-type="string">
            <text:p><text:s/>[0] </text:p>
          </table:table-cell>
          <table:table-cell office:value-type="float" office:value="0.0319409999999891" calcext:value-type="float">
            <text:p>0,031940999999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.2015591246309" calcext:value-type="float">
            <text:p>82,20155912463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650320000000022" calcext:value-type="float">
            <text:p>0,065032000000002</text:p>
          </table:table-cell>
          <table:table-cell office:value-type="string" calcext:value-type="string">
            <text:p><text:s/>[24] </text:p>
          </table:table-cell>
          <table:table-cell office:value-type="float" office:value="0.0628099999999989" calcext:value-type="float">
            <text:p>0,062809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537653239935" calcext:value-type="float">
            <text:p>103,5376532399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43460000000084" calcext:value-type="float">
            <text:p>0,024346000000009</text:p>
          </table:table-cell>
          <table:table-cell office:value-type="string" calcext:value-type="string">
            <text:p><text:s/>[0] </text:p>
          </table:table-cell>
          <table:table-cell office:value-type="float" office:value="0.0241390000000052" calcext:value-type="float">
            <text:p>0,024139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857533452103" calcext:value-type="float">
            <text:p>100,85753345210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38500000000101" calcext:value-type="float">
            <text:p>0,02385000000001</text:p>
          </table:table-cell>
          <table:table-cell office:value-type="string" calcext:value-type="string">
            <text:p><text:s/>[0] </text:p>
          </table:table-cell>
          <table:table-cell office:value-type="float" office:value="0.039512000000002" calcext:value-type="float">
            <text:p>0,039512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.3614091921668" calcext:value-type="float">
            <text:p>60,361409192166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43979999999908" calcext:value-type="float">
            <text:p>0,024397999999991</text:p>
          </table:table-cell>
          <table:table-cell office:value-type="string" calcext:value-type="string">
            <text:p><text:s/>[0] </text:p>
          </table:table-cell>
          <table:table-cell office:value-type="float" office:value="0.0269409999999937" calcext:value-type="float">
            <text:p>0,026940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5608552020955" calcext:value-type="float">
            <text:p>90,56085520209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355220000000003" calcext:value-type="float">
            <text:p>0,035522</text:p>
          </table:table-cell>
          <table:table-cell office:value-type="string" calcext:value-type="string">
            <text:p><text:s/>[0] </text:p>
          </table:table-cell>
          <table:table-cell office:value-type="float" office:value="0.0449260000000038" calcext:value-type="float">
            <text:p>0,044926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0678003828457" calcext:value-type="float">
            <text:p>79,06780038284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338089999999909" calcext:value-type="float">
            <text:p>0,033808999999991</text:p>
          </table:table-cell>
          <table:table-cell office:value-type="string" calcext:value-type="string">
            <text:p><text:s/>[0] </text:p>
          </table:table-cell>
          <table:table-cell office:value-type="float" office:value="0.0460560000000072" calcext:value-type="float">
            <text:p>0,046056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408459266948" calcext:value-type="float">
            <text:p>73,4084592669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366730000000075" calcext:value-type="float">
            <text:p>0,036673000000008</text:p>
          </table:table-cell>
          <table:table-cell office:value-type="string" calcext:value-type="string">
            <text:p><text:s/>[0] </text:p>
          </table:table-cell>
          <table:table-cell office:value-type="float" office:value="0.0189609999999902" calcext:value-type="float">
            <text:p>0,018960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.412794683964" calcext:value-type="float">
            <text:p>193,4127946839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81000000000091" calcext:value-type="float">
            <text:p>0,028100000000009</text:p>
          </table:table-cell>
          <table:table-cell office:value-type="string" calcext:value-type="string">
            <text:p><text:s/>[0] </text:p>
          </table:table-cell>
          <table:table-cell office:value-type="float" office:value="0.0235610000000008" calcext:value-type="float">
            <text:p>0,023561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264886889386" calcext:value-type="float">
            <text:p>119,2648868893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808949999999982" calcext:value-type="float">
            <text:p>0,080894999999998</text:p>
          </table:table-cell>
          <table:table-cell office:value-type="string" calcext:value-type="string">
            <text:p><text:s/>[22] </text:p>
          </table:table-cell>
          <table:table-cell office:value-type="float" office:value="0.0486339999999928" calcext:value-type="float">
            <text:p>0,04863399999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.33425175805" calcext:value-type="float">
            <text:p>166,334251758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21549999999979" calcext:value-type="float">
            <text:p>0,022154999999998</text:p>
          </table:table-cell>
          <table:table-cell office:value-type="string" calcext:value-type="string">
            <text:p><text:s/>[0] </text:p>
          </table:table-cell>
          <table:table-cell office:value-type="float" office:value="0.0256419999999906" calcext:value-type="float">
            <text:p>0,025641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4012167537869" calcext:value-type="float">
            <text:p>86,40121675378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36919999999969" calcext:value-type="float">
            <text:p>0,023691999999997</text:p>
          </table:table-cell>
          <table:table-cell office:value-type="string" calcext:value-type="string">
            <text:p><text:s/>[0] </text:p>
          </table:table-cell>
          <table:table-cell office:value-type="float" office:value="0.0134180000000015" calcext:value-type="float">
            <text:p>0,013418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.56878819492" calcext:value-type="float">
            <text:p>176,568788194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2824" calcext:value-type="float">
            <text:p>0,022824</text:p>
          </table:table-cell>
          <table:table-cell office:value-type="string" calcext:value-type="string">
            <text:p><text:s/>[0] </text:p>
          </table:table-cell>
          <table:table-cell office:value-type="float" office:value="0.0242640000000023" calcext:value-type="float">
            <text:p>0,024264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0652818991008" calcext:value-type="float">
            <text:p>94,06528189910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686390000000046" calcext:value-type="float">
            <text:p>0,068639000000005</text:p>
          </table:table-cell>
          <table:table-cell office:value-type="string" calcext:value-type="string">
            <text:p><text:s/>[22] </text:p>
          </table:table-cell>
          <table:table-cell office:value-type="float" office:value="0.0424079999999947" calcext:value-type="float">
            <text:p>0,042407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.853895491448" calcext:value-type="float">
            <text:p>161,8538954914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314829999999944" calcext:value-type="float">
            <text:p>0,031482999999994</text:p>
          </table:table-cell>
          <table:table-cell office:value-type="string" calcext:value-type="string">
            <text:p><text:s/>[0] </text:p>
          </table:table-cell>
          <table:table-cell office:value-type="float" office:value="0.0178609999999964" calcext:value-type="float">
            <text:p>0,017860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.266726387105" calcext:value-type="float">
            <text:p>176,2667263871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792" calcext:value-type="float">
            <text:p>0,017792</text:p>
          </table:table-cell>
          <table:table-cell office:value-type="string" calcext:value-type="string">
            <text:p><text:s/>[0] </text:p>
          </table:table-cell>
          <table:table-cell office:value-type="float" office:value="0.0186860000000024" calcext:value-type="float">
            <text:p>0,018686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2156694851639" calcext:value-type="float">
            <text:p>95,21566948516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500039999999871" calcext:value-type="float">
            <text:p>0,050003999999987</text:p>
          </table:table-cell>
          <table:table-cell office:value-type="string" calcext:value-type="string">
            <text:p><text:s/>[22] </text:p>
          </table:table-cell>
          <table:table-cell office:value-type="float" office:value="0.035537000000005" calcext:value-type="float">
            <text:p>0,035537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.709682865689" calcext:value-type="float">
            <text:p>140,7096828656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8889999999967" calcext:value-type="float">
            <text:p>0,017888999999997</text:p>
          </table:table-cell>
          <table:table-cell office:value-type="string" calcext:value-type="string">
            <text:p><text:s/>[0] </text:p>
          </table:table-cell>
          <table:table-cell office:value-type="float" office:value="0.0209460000000092" calcext:value-type="float">
            <text:p>0,020946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405327986197" calcext:value-type="float">
            <text:p>85,4053279861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1575999999996" calcext:value-type="float">
            <text:p>0,021575999999996</text:p>
          </table:table-cell>
          <table:table-cell office:value-type="string" calcext:value-type="string">
            <text:p><text:s/>[0] </text:p>
          </table:table-cell>
          <table:table-cell office:value-type="float" office:value="0.022192000000004" calcext:value-type="float">
            <text:p>0,022192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2242249458912" calcext:value-type="float">
            <text:p>97,22422494589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9630000000041" calcext:value-type="float">
            <text:p>0,016963000000004</text:p>
          </table:table-cell>
          <table:table-cell office:value-type="string" calcext:value-type="string">
            <text:p><text:s/>[0] </text:p>
          </table:table-cell>
          <table:table-cell office:value-type="float" office:value="0.0232010000000003" calcext:value-type="float">
            <text:p>0,023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1132278781254" calcext:value-type="float">
            <text:p>73,11322787812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4209999999941" calcext:value-type="float">
            <text:p>0,019420999999994</text:p>
          </table:table-cell>
          <table:table-cell office:value-type="string" calcext:value-type="string">
            <text:p><text:s/>[0] </text:p>
          </table:table-cell>
          <table:table-cell office:value-type="float" office:value="0.0240810000000096" calcext:value-type="float">
            <text:p>0,024081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6486441592393" calcext:value-type="float">
            <text:p>80,64864415923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5760000000006" calcext:value-type="float">
            <text:p>0,016576000000001</text:p>
          </table:table-cell>
          <table:table-cell office:value-type="string" calcext:value-type="string">
            <text:p><text:s/>[0] </text:p>
          </table:table-cell>
          <table:table-cell office:value-type="float" office:value="0.0259479999999996" calcext:value-type="float">
            <text:p>0,025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8816093725945" calcext:value-type="float">
            <text:p>63,88160937259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8820000000002" calcext:value-type="float">
            <text:p>0,017882</text:p>
          </table:table-cell>
          <table:table-cell office:value-type="string" calcext:value-type="string">
            <text:p><text:s/>[0] </text:p>
          </table:table-cell>
          <table:table-cell office:value-type="float" office:value="0.0223359999999957" calcext:value-type="float">
            <text:p>0,022335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0590974212197" calcext:value-type="float">
            <text:p>80,05909742121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6649999999938" calcext:value-type="float">
            <text:p>0,017664999999994</text:p>
          </table:table-cell>
          <table:table-cell office:value-type="string" calcext:value-type="string">
            <text:p><text:s/>[0] </text:p>
          </table:table-cell>
          <table:table-cell office:value-type="float" office:value="0.0275079999999974" calcext:value-type="float">
            <text:p>0,027507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.2176821288188" calcext:value-type="float">
            <text:p>64,21768212881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4659999999989" calcext:value-type="float">
            <text:p>0,017465999999999</text:p>
          </table:table-cell>
          <table:table-cell office:value-type="string" calcext:value-type="string">
            <text:p><text:s/>[0] </text:p>
          </table:table-cell>
          <table:table-cell office:value-type="float" office:value="0.0256159999999994" calcext:value-type="float">
            <text:p>0,025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.1839475327891" calcext:value-type="float">
            <text:p>68,18394753278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297000000004" calcext:value-type="float">
            <text:p>0,018297000000004</text:p>
          </table:table-cell>
          <table:table-cell office:value-type="string" calcext:value-type="string">
            <text:p><text:s/>[0] </text:p>
          </table:table-cell>
          <table:table-cell office:value-type="float" office:value="0.0133559999999875" calcext:value-type="float">
            <text:p>0,01335599999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994609164579" calcext:value-type="float">
            <text:p>136,99460916457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92689999999942" calcext:value-type="float">
            <text:p>0,019268999999994</text:p>
          </table:table-cell>
          <table:table-cell office:value-type="string" calcext:value-type="string">
            <text:p><text:s/>[0] </text:p>
          </table:table-cell>
          <table:table-cell office:value-type="float" office:value="0.016327000000004" calcext:value-type="float">
            <text:p>0,016327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019231947017" calcext:value-type="float">
            <text:p>118,0192319470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566319999999934" calcext:value-type="float">
            <text:p>0,056631999999993</text:p>
          </table:table-cell>
          <table:table-cell office:value-type="string" calcext:value-type="string">
            <text:p><text:s/>[22] </text:p>
          </table:table-cell>
          <table:table-cell office:value-type="float" office:value="0.0385439999999875" calcext:value-type="float">
            <text:p>0,03854399999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.928185969312" calcext:value-type="float">
            <text:p>146,9281859693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92639999999926" calcext:value-type="float">
            <text:p>0,019263999999993</text:p>
          </table:table-cell>
          <table:table-cell office:value-type="string" calcext:value-type="string">
            <text:p><text:s/>[0] </text:p>
          </table:table-cell>
          <table:table-cell office:value-type="float" office:value="0.0180119999999988" calcext:value-type="float">
            <text:p>0,018011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950921607783" calcext:value-type="float">
            <text:p>106,9509216077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3919999999915" calcext:value-type="float">
            <text:p>0,018391999999992</text:p>
          </table:table-cell>
          <table:table-cell office:value-type="string" calcext:value-type="string">
            <text:p><text:s/>[0] </text:p>
          </table:table-cell>
          <table:table-cell office:value-type="float" office:value="0.0131060000000076" calcext:value-type="float">
            <text:p>0,013106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.332672058453" calcext:value-type="float">
            <text:p>140,3326720584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68689999999998" calcext:value-type="float">
            <text:p>0,016869</text:p>
          </table:table-cell>
          <table:table-cell office:value-type="string" calcext:value-type="string">
            <text:p><text:s/>[0] </text:p>
          </table:table-cell>
          <table:table-cell office:value-type="float" office:value="0.015143000000009" calcext:value-type="float">
            <text:p>0,015143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398005679124" calcext:value-type="float">
            <text:p>111,3980056791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] </text:p>
          </table:table-cell>
          <table:table-cell office:value-type="float" office:value="0.0509720000000016" calcext:value-type="float">
            <text:p>0,050972000000002</text:p>
          </table:table-cell>
          <table:table-cell office:value-type="string" calcext:value-type="string">
            <text:p><text:s/>[22] </text:p>
          </table:table-cell>
          <table:table-cell office:value-type="float" office:value="0.0336270000000098" calcext:value-type="float">
            <text:p>0,033627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580575133038" calcext:value-type="float">
            <text:p>151,5805751330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9620000000066" calcext:value-type="float">
            <text:p>0,016962000000007</text:p>
          </table:table-cell>
          <table:table-cell office:value-type="string" calcext:value-type="string">
            <text:p><text:s/>[0] </text:p>
          </table:table-cell>
          <table:table-cell office:value-type="float" office:value="0.0151409999999999" calcext:value-type="float">
            <text:p>0,015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.026946701055" calcext:value-type="float">
            <text:p>112,0269467010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78459999999916" calcext:value-type="float">
            <text:p>0,017845999999992</text:p>
          </table:table-cell>
          <table:table-cell office:value-type="string" calcext:value-type="string">
            <text:p><text:s/>[0] </text:p>
          </table:table-cell>
          <table:table-cell office:value-type="float" office:value="0.016602000000006" calcext:value-type="float">
            <text:p>0,016602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493073123631" calcext:value-type="float">
            <text:p>107,4930731236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] </text:p>
          </table:table-cell>
          <table:table-cell office:value-type="float" office:value="0.0596669999999904" calcext:value-type="float">
            <text:p>0,05966699999999</text:p>
          </table:table-cell>
          <table:table-cell office:value-type="string" calcext:value-type="string">
            <text:p><text:s/>[22] </text:p>
          </table:table-cell>
          <table:table-cell office:value-type="float" office:value="0.0386529999999965" calcext:value-type="float">
            <text:p>0,038652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.365767210814" calcext:value-type="float">
            <text:p>154,3657672108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95099999999968" calcext:value-type="float">
            <text:p>0,019509999999997</text:p>
          </table:table-cell>
          <table:table-cell office:value-type="string" calcext:value-type="string">
            <text:p><text:s/>[0] </text:p>
          </table:table-cell>
          <table:table-cell office:value-type="float" office:value="0.022514000000001" calcext:value-type="float">
            <text:p>0,022514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71910810869" calcext:value-type="float">
            <text:p>86,65719108108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5799999999954" calcext:value-type="float">
            <text:p>0,020579999999995</text:p>
          </table:table-cell>
          <table:table-cell office:value-type="string" calcext:value-type="string">
            <text:p><text:s/>[0] </text:p>
          </table:table-cell>
          <table:table-cell office:value-type="float" office:value="0.0237840000000062" calcext:value-type="float">
            <text:p>0,023784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528758829423" calcext:value-type="float">
            <text:p>86,5287588294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0930000000028" calcext:value-type="float">
            <text:p>0,020093000000003</text:p>
          </table:table-cell>
          <table:table-cell office:value-type="string" calcext:value-type="string">
            <text:p><text:s/>[0] </text:p>
          </table:table-cell>
          <table:table-cell office:value-type="float" office:value="0.0222169999999977" calcext:value-type="float">
            <text:p>0,022216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4397533420573" calcext:value-type="float">
            <text:p>90,43975334205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9920000000067" calcext:value-type="float">
            <text:p>0,017992000000007</text:p>
          </table:table-cell>
          <table:table-cell office:value-type="string" calcext:value-type="string">
            <text:p><text:s/>[0] </text:p>
          </table:table-cell>
          <table:table-cell office:value-type="float" office:value="0.0242829999999969" calcext:value-type="float">
            <text:p>0,024282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0929868632744" calcext:value-type="float">
            <text:p>74,09298686327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7929999999881" calcext:value-type="float">
            <text:p>0,018792999999988</text:p>
          </table:table-cell>
          <table:table-cell office:value-type="string" calcext:value-type="string">
            <text:p><text:s/>[0] </text:p>
          </table:table-cell>
          <table:table-cell office:value-type="float" office:value="0.0244110000000006" calcext:value-type="float">
            <text:p>0,024411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.9857850968317" calcext:value-type="float">
            <text:p>76,98578509683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0469999999957" calcext:value-type="float">
            <text:p>0,018046999999996</text:p>
          </table:table-cell>
          <table:table-cell office:value-type="string" calcext:value-type="string">
            <text:p><text:s/>[0] </text:p>
          </table:table-cell>
          <table:table-cell office:value-type="float" office:value="0.0232189999999974" calcext:value-type="float">
            <text:p>0,023218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.7251388948607" calcext:value-type="float">
            <text:p>77,72513889486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7800000000113" calcext:value-type="float">
            <text:p>0,016780000000011</text:p>
          </table:table-cell>
          <table:table-cell office:value-type="string" calcext:value-type="string">
            <text:p><text:s/>[0] </text:p>
          </table:table-cell>
          <table:table-cell office:value-type="float" office:value="0.0242050000000091" calcext:value-type="float">
            <text:p>0,024205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3245197273498" calcext:value-type="float">
            <text:p>69,32451972734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0889999999986" calcext:value-type="float">
            <text:p>0,017088999999999</text:p>
          </table:table-cell>
          <table:table-cell office:value-type="string" calcext:value-type="string">
            <text:p><text:s/>[0] </text:p>
          </table:table-cell>
          <table:table-cell office:value-type="float" office:value="0.0224910000000023" calcext:value-type="float">
            <text:p>0,022491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9815037125822" calcext:value-type="float">
            <text:p>75,98150371258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7189999999948" calcext:value-type="float">
            <text:p>0,016718999999995</text:p>
          </table:table-cell>
          <table:table-cell office:value-type="string" calcext:value-type="string">
            <text:p><text:s/>[0] </text:p>
          </table:table-cell>
          <table:table-cell office:value-type="float" office:value="0.0132559999999984" calcext:value-type="float">
            <text:p>0,013255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.124019311986" calcext:value-type="float">
            <text:p>126,1240193119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2000000000025" calcext:value-type="float">
            <text:p>0,017200000000003</text:p>
          </table:table-cell>
          <table:table-cell office:value-type="string" calcext:value-type="string">
            <text:p><text:s/>[0] </text:p>
          </table:table-cell>
          <table:table-cell office:value-type="float" office:value="0.0163359999999955" calcext:value-type="float">
            <text:p>0,016335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288932419242" calcext:value-type="float">
            <text:p>105,2889324192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3870000000042" calcext:value-type="float">
            <text:p>0,018387000000004</text:p>
          </table:table-cell>
          <table:table-cell office:value-type="string" calcext:value-type="string">
            <text:p><text:s/>[0] </text:p>
          </table:table-cell>
          <table:table-cell office:value-type="float" office:value="0.017005999999995" calcext:value-type="float">
            <text:p>0,017005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120663295364" calcext:value-type="float">
            <text:p>108,1206632953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5830000000019" calcext:value-type="float">
            <text:p>0,017583000000002</text:p>
          </table:table-cell>
          <table:table-cell office:value-type="string" calcext:value-type="string">
            <text:p><text:s/>[0] </text:p>
          </table:table-cell>
          <table:table-cell office:value-type="float" office:value="0.0163610000000034" calcext:value-type="float">
            <text:p>0,016361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.468981113613" calcext:value-type="float">
            <text:p>107,4689811136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7240000000012" calcext:value-type="float">
            <text:p>0,017724000000001</text:p>
          </table:table-cell>
          <table:table-cell office:value-type="string" calcext:value-type="string">
            <text:p><text:s/>[0] </text:p>
          </table:table-cell>
          <table:table-cell office:value-type="float" office:value="0.0182790000000068" calcext:value-type="float">
            <text:p>0,018279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9637288691645" calcext:value-type="float">
            <text:p>96,96372886916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86939999999976" calcext:value-type="float">
            <text:p>0,048693999999998</text:p>
          </table:table-cell>
          <table:table-cell office:value-type="string" calcext:value-type="string">
            <text:p><text:s/>[22] </text:p>
          </table:table-cell>
          <table:table-cell office:value-type="float" office:value="0.0336929999999995" calcext:value-type="float">
            <text:p>0,033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.522601133761" calcext:value-type="float">
            <text:p>144,5226011337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9660000000107" calcext:value-type="float">
            <text:p>0,016966000000011</text:p>
          </table:table-cell>
          <table:table-cell office:value-type="string" calcext:value-type="string">
            <text:p><text:s/>[0] </text:p>
          </table:table-cell>
          <table:table-cell office:value-type="float" office:value="0.0197119999999984" calcext:value-type="float">
            <text:p>0,019711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0693993507106" calcext:value-type="float">
            <text:p>86,06939935071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3040000000005" calcext:value-type="float">
            <text:p>0,018304000000001</text:p>
          </table:table-cell>
          <table:table-cell office:value-type="string" calcext:value-type="string">
            <text:p><text:s/>[0] </text:p>
          </table:table-cell>
          <table:table-cell office:value-type="float" office:value="0.0133450000000011" calcext:value-type="float">
            <text:p>0,013345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159985013107" calcext:value-type="float">
            <text:p>137,1599850131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67320000000046" calcext:value-type="float">
            <text:p>0,016732000000005</text:p>
          </table:table-cell>
          <table:table-cell office:value-type="string" calcext:value-type="string">
            <text:p><text:s/>[0] </text:p>
          </table:table-cell>
          <table:table-cell office:value-type="float" office:value="0.0157590000000027" calcext:value-type="float">
            <text:p>0,015759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17424963514" calcext:value-type="float">
            <text:p>106,174249635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66600000000017" calcext:value-type="float">
            <text:p>0,016660000000002</text:p>
          </table:table-cell>
          <table:table-cell office:value-type="string" calcext:value-type="string">
            <text:p><text:s/>[0] </text:p>
          </table:table-cell>
          <table:table-cell office:value-type="float" office:value="0.0173650000000123" calcext:value-type="float">
            <text:p>0,017365000000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9401094154327" calcext:value-type="float">
            <text:p>95,94010941543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] </text:p>
          </table:table-cell>
          <table:table-cell office:value-type="float" office:value="0.0490559999999931" calcext:value-type="float">
            <text:p>0,049055999999993</text:p>
          </table:table-cell>
          <table:table-cell office:value-type="string" calcext:value-type="string">
            <text:p><text:s/>[22] </text:p>
          </table:table-cell>
          <table:table-cell office:value-type="float" office:value="0.0342299999999938" calcext:value-type="float">
            <text:p>0,034229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.312883435589" calcext:value-type="float">
            <text:p>143,3128834355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76610000000039" calcext:value-type="float">
            <text:p>0,017661000000004</text:p>
          </table:table-cell>
          <table:table-cell office:value-type="string" calcext:value-type="string">
            <text:p><text:s/>[0] </text:p>
          </table:table-cell>
          <table:table-cell office:value-type="float" office:value="0.0307159999999982" calcext:value-type="float">
            <text:p>0,030715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.4977210574455" calcext:value-type="float">
            <text:p>57,49772105744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353179999999895" calcext:value-type="float">
            <text:p>0,03531799999999</text:p>
          </table:table-cell>
          <table:table-cell office:value-type="string" calcext:value-type="string">
            <text:p><text:s/>[0] </text:p>
          </table:table-cell>
          <table:table-cell office:value-type="float" office:value="0.0371969999999919" calcext:value-type="float">
            <text:p>0,037196999999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9485173535425" calcext:value-type="float">
            <text:p>94,94851735354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] </text:p>
          </table:table-cell>
          <table:table-cell office:value-type="float" office:value="0.0856390000000005" calcext:value-type="float">
            <text:p>0,085639000000001</text:p>
          </table:table-cell>
          <table:table-cell office:value-type="string" calcext:value-type="string">
            <text:p><text:s/>[22] </text:p>
          </table:table-cell>
          <table:table-cell office:value-type="float" office:value="0.0719469999999944" calcext:value-type="float">
            <text:p>0,071946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03067535826" calcext:value-type="float">
            <text:p>119,030675358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88759999999968" calcext:value-type="float">
            <text:p>0,028875999999997</text:p>
          </table:table-cell>
          <table:table-cell office:value-type="string" calcext:value-type="string">
            <text:p><text:s/>[0] </text:p>
          </table:table-cell>
          <table:table-cell office:value-type="float" office:value="0.0306319999999971" calcext:value-type="float">
            <text:p>0,030631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2674327500637" calcext:value-type="float">
            <text:p>94,26743275006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29878999999994" calcext:value-type="float">
            <text:p>0,029878999999994</text:p>
          </table:table-cell>
          <table:table-cell office:value-type="string" calcext:value-type="string">
            <text:p><text:s/>[0] </text:p>
          </table:table-cell>
          <table:table-cell office:value-type="float" office:value="0.025896000000003" calcext:value-type="float">
            <text:p>0,025896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380753784332" calcext:value-type="float">
            <text:p>115,3807537843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330359999999956" calcext:value-type="float">
            <text:p>0,033035999999996</text:p>
          </table:table-cell>
          <table:table-cell office:value-type="string" calcext:value-type="string">
            <text:p><text:s/>[0] </text:p>
          </table:table-cell>
          <table:table-cell office:value-type="float" office:value="0.025548999999998" calcext:value-type="float">
            <text:p>0,025548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.304473756304" calcext:value-type="float">
            <text:p>129,3044737563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200289999999939" calcext:value-type="float">
            <text:p>0,020028999999994</text:p>
          </table:table-cell>
          <table:table-cell office:value-type="string" calcext:value-type="string">
            <text:p><text:s/>[0] </text:p>
          </table:table-cell>
          <table:table-cell office:value-type="float" office:value="0.0218440000000015" calcext:value-type="float">
            <text:p>0,021844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6910822193392" calcext:value-type="float">
            <text:p>91,6910822193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] </text:p>
          </table:table-cell>
          <table:table-cell office:value-type="float" office:value="0.0551959999999952" calcext:value-type="float">
            <text:p>0,055195999999995</text:p>
          </table:table-cell>
          <table:table-cell office:value-type="string" calcext:value-type="string">
            <text:p><text:s/>[22] </text:p>
          </table:table-cell>
          <table:table-cell office:value-type="float" office:value="0.0402710000000042" calcext:value-type="float">
            <text:p>0,040271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061408954308" calcext:value-type="float">
            <text:p>137,0614089543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1759999999922" calcext:value-type="float">
            <text:p>0,020175999999992</text:p>
          </table:table-cell>
          <table:table-cell office:value-type="string" calcext:value-type="string">
            <text:p><text:s/>[0] </text:p>
          </table:table-cell>
          <table:table-cell office:value-type="float" office:value="0.0152580000000029" calcext:value-type="float">
            <text:p>0,015258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232271595153" calcext:value-type="float">
            <text:p>132,2322715951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93270000000041" calcext:value-type="float">
            <text:p>0,019327000000004</text:p>
          </table:table-cell>
          <table:table-cell office:value-type="string" calcext:value-type="string">
            <text:p><text:s/>[0] </text:p>
          </table:table-cell>
          <table:table-cell office:value-type="float" office:value="0.0192260000000033" calcext:value-type="float">
            <text:p>0,019226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.525330281914" calcext:value-type="float">
            <text:p>100,5253302819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87279999999959" calcext:value-type="float">
            <text:p>0,018727999999996</text:p>
          </table:table-cell>
          <table:table-cell office:value-type="string" calcext:value-type="string">
            <text:p><text:s/>[0] </text:p>
          </table:table-cell>
          <table:table-cell office:value-type="float" office:value="0.0250989999999973" calcext:value-type="float">
            <text:p>0,025098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6165185863893" calcext:value-type="float">
            <text:p>74,61651858638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2] </text:p>
          </table:table-cell>
          <table:table-cell office:value-type="float" office:value="0.0543740000000099" calcext:value-type="float">
            <text:p>0,05437400000001</text:p>
          </table:table-cell>
          <table:table-cell office:value-type="string" calcext:value-type="string">
            <text:p><text:s/>[22] </text:p>
          </table:table-cell>
          <table:table-cell office:value-type="float" office:value="0.0363109999999978" calcext:value-type="float">
            <text:p>0,036310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.745256258471" calcext:value-type="float">
            <text:p>149,7452562584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[0] </text:p>
          </table:table-cell>
          <table:table-cell office:value-type="float" office:value="0.0198010000000011" calcext:value-type="float">
            <text:p>0,019801000000001</text:p>
          </table:table-cell>
          <table:table-cell office:value-type="string" calcext:value-type="string">
            <text:p><text:s/>[0] </text:p>
          </table:table-cell>
          <table:table-cell office:value-type="float" office:value="0.0243940000000009" calcext:value-type="float">
            <text:p>0,024394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171599573667" calcext:value-type="float">
            <text:p>81,1715995736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0379999999994" calcext:value-type="float">
            <text:p>0,017038</text:p>
          </table:table-cell>
          <table:table-cell office:value-type="string" calcext:value-type="string">
            <text:p><text:s/>[0] </text:p>
          </table:table-cell>
          <table:table-cell office:value-type="float" office:value="0.0240280000000013" calcext:value-type="float">
            <text:p>0,024028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908939570495" calcext:value-type="float">
            <text:p>70,9089395704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9530000000009" calcext:value-type="float">
            <text:p>0,016953000000001</text:p>
          </table:table-cell>
          <table:table-cell office:value-type="string" calcext:value-type="string">
            <text:p><text:s/>[0] </text:p>
          </table:table-cell>
          <table:table-cell office:value-type="float" office:value="0.025109999999998" calcext:value-type="float">
            <text:p>0,025109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5149342891368" calcext:value-type="float">
            <text:p>67,51493428913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4739999999929" calcext:value-type="float">
            <text:p>0,017473999999993</text:p>
          </table:table-cell>
          <table:table-cell office:value-type="string" calcext:value-type="string">
            <text:p><text:s/>[0] </text:p>
          </table:table-cell>
          <table:table-cell office:value-type="float" office:value="0.0268390000000096" calcext:value-type="float">
            <text:p>0,02683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.106747643305" calcext:value-type="float">
            <text:p>65,1067476433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7330000000069" calcext:value-type="float">
            <text:p>0,017733000000007</text:p>
          </table:table-cell>
          <table:table-cell office:value-type="string" calcext:value-type="string">
            <text:p><text:s/>[0] </text:p>
          </table:table-cell>
          <table:table-cell office:value-type="float" office:value="0.0238439999999969" calcext:value-type="float">
            <text:p>0,023843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370910921025" calcext:value-type="float">
            <text:p>74,3709109210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7460000000025" calcext:value-type="float">
            <text:p>0,017746000000003</text:p>
          </table:table-cell>
          <table:table-cell office:value-type="string" calcext:value-type="string">
            <text:p><text:s/>[0] </text:p>
          </table:table-cell>
          <table:table-cell office:value-type="float" office:value="0.026323000000005" calcext:value-type="float">
            <text:p>0,026323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4163279261449" calcext:value-type="float">
            <text:p>67,41632792614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201" calcext:value-type="float">
            <text:p>0,017201</text:p>
          </table:table-cell>
          <table:table-cell office:value-type="string" calcext:value-type="string">
            <text:p><text:s/>[0] </text:p>
          </table:table-cell>
          <table:table-cell office:value-type="float" office:value="0.026362000000006" calcext:value-type="float">
            <text:p>0,026362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.2492223655114" calcext:value-type="float">
            <text:p>65,2492223655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7830000000085" calcext:value-type="float">
            <text:p>0,017783000000009</text:p>
          </table:table-cell>
          <table:table-cell office:value-type="string" calcext:value-type="string">
            <text:p><text:s/>[0] </text:p>
          </table:table-cell>
          <table:table-cell office:value-type="float" office:value="0.0282099999999872" calcext:value-type="float">
            <text:p>0,028209999999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0379298121823" calcext:value-type="float">
            <text:p>63,03792981218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85329999999908" calcext:value-type="float">
            <text:p>0,018532999999991</text:p>
          </table:table-cell>
          <table:table-cell office:value-type="string" calcext:value-type="string">
            <text:p><text:s/>[0] </text:p>
          </table:table-cell>
          <table:table-cell office:value-type="float" office:value="0.0283170000000013" calcext:value-type="float">
            <text:p>0,028317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.4483172652117" calcext:value-type="float">
            <text:p>65,44831726521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80649999999929" calcext:value-type="float">
            <text:p>0,018064999999993</text:p>
          </table:table-cell>
          <table:table-cell office:value-type="string" calcext:value-type="string">
            <text:p><text:s/>[0] </text:p>
          </table:table-cell>
          <table:table-cell office:value-type="float" office:value="0.0169049999999942" calcext:value-type="float">
            <text:p>0,016904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.861875184851" calcext:value-type="float">
            <text:p>106,8618751848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6269999999998" calcext:value-type="float">
            <text:p>0,019627</text:p>
          </table:table-cell>
          <table:table-cell office:value-type="string" calcext:value-type="string">
            <text:p><text:s/>[0] </text:p>
          </table:table-cell>
          <table:table-cell office:value-type="float" office:value="0.0166370000000029" calcext:value-type="float">
            <text:p>0,016637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.971990142432" calcext:value-type="float">
            <text:p>117,9719901424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7290000000028" calcext:value-type="float">
            <text:p>0,017729000000003</text:p>
          </table:table-cell>
          <table:table-cell office:value-type="string" calcext:value-type="string">
            <text:p><text:s/>[0] </text:p>
          </table:table-cell>
          <table:table-cell office:value-type="float" office:value="0.0161120000000068" calcext:value-type="float">
            <text:p>0,016112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035998013874" calcext:value-type="float">
            <text:p>110,0359980138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6100000000048" calcext:value-type="float">
            <text:p>0,017610000000005</text:p>
          </table:table-cell>
          <table:table-cell office:value-type="string" calcext:value-type="string">
            <text:p><text:s/>[0] </text:p>
          </table:table-cell>
          <table:table-cell office:value-type="float" office:value="0.017862000000008" calcext:value-type="float">
            <text:p>0,017862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891837420046" calcext:value-type="float">
            <text:p>98,58918374200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9250000000005" calcext:value-type="float">
            <text:p>0,016925000000001</text:p>
          </table:table-cell>
          <table:table-cell office:value-type="string" calcext:value-type="string">
            <text:p><text:s/>[0] </text:p>
          </table:table-cell>
          <table:table-cell office:value-type="float" office:value="0.0186419999999998" calcext:value-type="float">
            <text:p>0,018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7896148481959" calcext:value-type="float">
            <text:p>90,78961484819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5169999999933" calcext:value-type="float">
            <text:p>0,019516999999993</text:p>
          </table:table-cell>
          <table:table-cell office:value-type="string" calcext:value-type="string">
            <text:p><text:s/>[0] </text:p>
          </table:table-cell>
          <table:table-cell office:value-type="float" office:value="0.020859999999999" calcext:value-type="float">
            <text:p>0,020859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618408436927" calcext:value-type="float">
            <text:p>93,56184084369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8370000000001" calcext:value-type="float">
            <text:p>0,017837</text:p>
          </table:table-cell>
          <table:table-cell office:value-type="string" calcext:value-type="string">
            <text:p><text:s/>[0] </text:p>
          </table:table-cell>
          <table:table-cell office:value-type="float" office:value="0.0194769999999949" calcext:value-type="float">
            <text:p>0,019476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5798120860749" calcext:value-type="float">
            <text:p>91,57981208607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6] </text:p>
          </table:table-cell>
          <table:table-cell office:value-type="float" office:value="0.115857000000005" calcext:value-type="float">
            <text:p>0,115857000000005</text:p>
          </table:table-cell>
          <table:table-cell office:value-type="string" calcext:value-type="string">
            <text:p><text:s/>[38] </text:p>
          </table:table-cell>
          <table:table-cell office:value-type="float" office:value="0.0401489999999995" calcext:value-type="float">
            <text:p>0,040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.567585743124" calcext:value-type="float">
            <text:p>288,5675857431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5510000000022" calcext:value-type="float">
            <text:p>0,018551000000002</text:p>
          </table:table-cell>
          <table:table-cell office:value-type="string" calcext:value-type="string">
            <text:p><text:s/>[0] </text:p>
          </table:table-cell>
          <table:table-cell office:value-type="float" office:value="0.0226710000000025" calcext:value-type="float">
            <text:p>0,022671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.8270036610653" calcext:value-type="float">
            <text:p>81,82700366106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73700000000048" calcext:value-type="float">
            <text:p>0,027370000000005</text:p>
          </table:table-cell>
          <table:table-cell office:value-type="string" calcext:value-type="string">
            <text:p><text:s/>[0] </text:p>
          </table:table-cell>
          <table:table-cell office:value-type="float" office:value="0.0226139999999901" calcext:value-type="float">
            <text:p>0,022613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.031219598553" calcext:value-type="float">
            <text:p>121,0312195985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78729999999996" calcext:value-type="float">
            <text:p>0,027873</text:p>
          </table:table-cell>
          <table:table-cell office:value-type="string" calcext:value-type="string">
            <text:p><text:s/>[0] </text:p>
          </table:table-cell>
          <table:table-cell office:value-type="float" office:value="0.0238269999999972" calcext:value-type="float">
            <text:p>0,023826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980736139686" calcext:value-type="float">
            <text:p>116,9807361396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339120000000008" calcext:value-type="float">
            <text:p>0,033912000000001</text:p>
          </table:table-cell>
          <table:table-cell office:value-type="string" calcext:value-type="string">
            <text:p><text:s/>[0] </text:p>
          </table:table-cell>
          <table:table-cell office:value-type="float" office:value="0.0215320000000077" calcext:value-type="float">
            <text:p>0,021532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.495820174572" calcext:value-type="float">
            <text:p>157,4958201745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323400000000049" calcext:value-type="float">
            <text:p>0,032340000000005</text:p>
          </table:table-cell>
          <table:table-cell office:value-type="string" calcext:value-type="string">
            <text:p><text:s/>[0] </text:p>
          </table:table-cell>
          <table:table-cell office:value-type="float" office:value="0.02582799999999" calcext:value-type="float">
            <text:p>0,025827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12947189165" calcext:value-type="float">
            <text:p>125,2129471891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38] </text:p>
          </table:table-cell>
          <table:table-cell office:value-type="float" office:value="0.645201999999998" calcext:value-type="float">
            <text:p>0,645201999999998</text:p>
          </table:table-cell>
          <table:table-cell office:value-type="string" calcext:value-type="string">
            <text:p><text:s/>[38] </text:p>
          </table:table-cell>
          <table:table-cell office:value-type="float" office:value="0.0335889999999921" calcext:value-type="float">
            <text:p>0,033588999999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0.87290482048" calcext:value-type="float">
            <text:p>1920,872904820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597000000001" calcext:value-type="float">
            <text:p>0,01597000000001</text:p>
          </table:table-cell>
          <table:table-cell office:value-type="string" calcext:value-type="string">
            <text:p><text:s/>[0] </text:p>
          </table:table-cell>
          <table:table-cell office:value-type="float" office:value="0.0238160000000107" calcext:value-type="float">
            <text:p>0,023816000000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0557608330654" calcext:value-type="float">
            <text:p>67,05576083306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533000000005" calcext:value-type="float">
            <text:p>0,018533000000005</text:p>
          </table:table-cell>
          <table:table-cell office:value-type="string" calcext:value-type="string">
            <text:p><text:s/>[0] </text:p>
          </table:table-cell>
          <table:table-cell office:value-type="float" office:value="0.0140109999999964" calcext:value-type="float">
            <text:p>0,014010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.274641353292" calcext:value-type="float">
            <text:p>132,2746413532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52920000000023" calcext:value-type="float">
            <text:p>0,015292000000002</text:p>
          </table:table-cell>
          <table:table-cell office:value-type="string" calcext:value-type="string">
            <text:p><text:s/>[0] </text:p>
          </table:table-cell>
          <table:table-cell office:value-type="float" office:value="0.0158129999999943" calcext:value-type="float">
            <text:p>0,015812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705242522025" calcext:value-type="float">
            <text:p>96,7052425220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5369999999996" calcext:value-type="float">
            <text:p>0,016537</text:p>
          </table:table-cell>
          <table:table-cell office:value-type="string" calcext:value-type="string">
            <text:p><text:s/>[0] </text:p>
          </table:table-cell>
          <table:table-cell office:value-type="float" office:value="0.0167559999999867" calcext:value-type="float">
            <text:p>0,016755999999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930054906465" calcext:value-type="float">
            <text:p>98,69300549064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4609999999925" calcext:value-type="float">
            <text:p>0,016460999999993</text:p>
          </table:table-cell>
          <table:table-cell office:value-type="string" calcext:value-type="string">
            <text:p><text:s/>[0] </text:p>
          </table:table-cell>
          <table:table-cell office:value-type="float" office:value="0.0176440000000042" calcext:value-type="float">
            <text:p>0,017644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2951711629369" calcext:value-type="float">
            <text:p>93,29517116293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108583999999993" calcext:value-type="float">
            <text:p>0,108583999999993</text:p>
          </table:table-cell>
          <table:table-cell office:value-type="string" calcext:value-type="string">
            <text:p><text:s/>[38] </text:p>
          </table:table-cell>
          <table:table-cell office:value-type="float" office:value="0.0335450000000037" calcext:value-type="float">
            <text:p>0,033545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.696527053156" calcext:value-type="float">
            <text:p>323,6965270531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5704999999997" calcext:value-type="float">
            <text:p>0,015704999999997</text:p>
          </table:table-cell>
          <table:table-cell office:value-type="string" calcext:value-type="string">
            <text:p><text:s/>[0] </text:p>
          </table:table-cell>
          <table:table-cell office:value-type="float" office:value="0.0142099999999914" calcext:value-type="float">
            <text:p>0,014209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520760028195" calcext:value-type="float">
            <text:p>110,5207600281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0060000000044" calcext:value-type="float">
            <text:p>0,016006000000004</text:p>
          </table:table-cell>
          <table:table-cell office:value-type="string" calcext:value-type="string">
            <text:p><text:s/>[0] </text:p>
          </table:table-cell>
          <table:table-cell office:value-type="float" office:value="0.0153379999999999" calcext:value-type="float">
            <text:p>0,015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355196244651" calcext:value-type="float">
            <text:p>104,3551962446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3050000000075" calcext:value-type="float">
            <text:p>0,017305000000008</text:p>
          </table:table-cell>
          <table:table-cell office:value-type="string" calcext:value-type="string">
            <text:p><text:s/>[0] </text:p>
          </table:table-cell>
          <table:table-cell office:value-type="float" office:value="0.0152750000000026" calcext:value-type="float">
            <text:p>0,015275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.289689034399" calcext:value-type="float">
            <text:p>113,2896890343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649000000001" calcext:value-type="float">
            <text:p>0,016649000000001</text:p>
          </table:table-cell>
          <table:table-cell office:value-type="string" calcext:value-type="string">
            <text:p><text:s/>[0] </text:p>
          </table:table-cell>
          <table:table-cell office:value-type="float" office:value="0.0176770000000062" calcext:value-type="float">
            <text:p>0,017677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1845335746746" calcext:value-type="float">
            <text:p>94,18453357467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52080000000012" calcext:value-type="float">
            <text:p>0,015208000000001</text:p>
          </table:table-cell>
          <table:table-cell office:value-type="string" calcext:value-type="string">
            <text:p><text:s/>[0] </text:p>
          </table:table-cell>
          <table:table-cell office:value-type="float" office:value="0.0171099999999882" calcext:value-type="float">
            <text:p>0,01710999999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8836937464157" calcext:value-type="float">
            <text:p>88,88369374641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6449999999969" calcext:value-type="float">
            <text:p>0,016644999999997</text:p>
          </table:table-cell>
          <table:table-cell office:value-type="string" calcext:value-type="string">
            <text:p><text:s/>[0] </text:p>
          </table:table-cell>
          <table:table-cell office:value-type="float" office:value="0.0210270000000037" calcext:value-type="float">
            <text:p>0,021027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1601274551481" calcext:value-type="float">
            <text:p>79,16012745514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107122000000004" calcext:value-type="float">
            <text:p>0,107122000000004</text:p>
          </table:table-cell>
          <table:table-cell office:value-type="string" calcext:value-type="string">
            <text:p><text:s/>[38] </text:p>
          </table:table-cell>
          <table:table-cell office:value-type="float" office:value="0.0342039999999884" calcext:value-type="float">
            <text:p>0,03420399999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3.185592328501" calcext:value-type="float">
            <text:p>313,1855923285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8489999999982" calcext:value-type="float">
            <text:p>0,017848999999998</text:p>
          </table:table-cell>
          <table:table-cell office:value-type="string" calcext:value-type="string">
            <text:p><text:s/>[0] </text:p>
          </table:table-cell>
          <table:table-cell office:value-type="float" office:value="0.0155819999999949" calcext:value-type="float">
            <text:p>0,015581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548838403312" calcext:value-type="float">
            <text:p>114,5488384033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4549999999935" calcext:value-type="float">
            <text:p>0,016454999999994</text:p>
          </table:table-cell>
          <table:table-cell office:value-type="string" calcext:value-type="string">
            <text:p><text:s/>[0] </text:p>
          </table:table-cell>
          <table:table-cell office:value-type="float" office:value="0.0158500000000004" calcext:value-type="float">
            <text:p>0,01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817034700272" calcext:value-type="float">
            <text:p>103,8170347002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1750000000041" calcext:value-type="float">
            <text:p>0,016175000000004</text:p>
          </table:table-cell>
          <table:table-cell office:value-type="string" calcext:value-type="string">
            <text:p><text:s/>[0] </text:p>
          </table:table-cell>
          <table:table-cell office:value-type="float" office:value="0.0180979999999948" calcext:value-type="float">
            <text:p>0,018097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3745165212104" calcext:value-type="float">
            <text:p>89,3745165212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0879999999963" calcext:value-type="float">
            <text:p>0,016087999999996</text:p>
          </table:table-cell>
          <table:table-cell office:value-type="string" calcext:value-type="string">
            <text:p><text:s/>[0] </text:p>
          </table:table-cell>
          <table:table-cell office:value-type="float" office:value="0.0211319999999944" calcext:value-type="float">
            <text:p>0,021131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.1309861820964" calcext:value-type="float">
            <text:p>76,13098618209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17] </text:p>
          </table:table-cell>
          <table:table-cell office:value-type="float" office:value="0.276195999999999" calcext:value-type="float">
            <text:p>0,276195999999999</text:p>
          </table:table-cell>
          <table:table-cell office:value-type="string" calcext:value-type="string">
            <text:p><text:s/>[38] </text:p>
          </table:table-cell>
          <table:table-cell office:value-type="float" office:value="0.0363600000000019" calcext:value-type="float">
            <text:p>0,036360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9.614961496106" calcext:value-type="float">
            <text:p>759,6149614961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8829999999978" calcext:value-type="float">
            <text:p>0,020882999999998</text:p>
          </table:table-cell>
          <table:table-cell office:value-type="string" calcext:value-type="string">
            <text:p><text:s/>[0] </text:p>
          </table:table-cell>
          <table:table-cell office:value-type="float" office:value="0.0227660000000043" calcext:value-type="float">
            <text:p>0,022766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.7288939646571" calcext:value-type="float">
            <text:p>91,72889396465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0810000000046" calcext:value-type="float">
            <text:p>0,017081000000005</text:p>
          </table:table-cell>
          <table:table-cell office:value-type="string" calcext:value-type="string">
            <text:p><text:s/>[0] </text:p>
          </table:table-cell>
          <table:table-cell office:value-type="float" office:value="0.0233229999999907" calcext:value-type="float">
            <text:p>0,023322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2367191185157" calcext:value-type="float">
            <text:p>73,23671911851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9109999999932" calcext:value-type="float">
            <text:p>0,016910999999993</text:p>
          </table:table-cell>
          <table:table-cell office:value-type="string" calcext:value-type="string">
            <text:p><text:s/>[0] </text:p>
          </table:table-cell>
          <table:table-cell office:value-type="float" office:value="0.0244569999999982" calcext:value-type="float">
            <text:p>0,024456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1458478145091" calcext:value-type="float">
            <text:p>69,14584781450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408999999996" calcext:value-type="float">
            <text:p>0,019408999999996</text:p>
          </table:table-cell>
          <table:table-cell office:value-type="string" calcext:value-type="string">
            <text:p><text:s/>[0] </text:p>
          </table:table-cell>
          <table:table-cell office:value-type="float" office:value="0.0276850000000053" calcext:value-type="float">
            <text:p>0,027685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1065558966672" calcext:value-type="float">
            <text:p>70,10655589666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89960000000013" calcext:value-type="float">
            <text:p>0,018996000000001</text:p>
          </table:table-cell>
          <table:table-cell office:value-type="string" calcext:value-type="string">
            <text:p><text:s/>[0] </text:p>
          </table:table-cell>
          <table:table-cell office:value-type="float" office:value="0.0296600000000069" calcext:value-type="float">
            <text:p>0,029660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.0458530006639" calcext:value-type="float">
            <text:p>64,04585300066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08779999999962" calcext:value-type="float">
            <text:p>0,020877999999996</text:p>
          </table:table-cell>
          <table:table-cell office:value-type="string" calcext:value-type="string">
            <text:p><text:s/>[0] </text:p>
          </table:table-cell>
          <table:table-cell office:value-type="float" office:value="0.034908999999999" calcext:value-type="float">
            <text:p>0,034908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.8069265805288" calcext:value-type="float">
            <text:p>59,8069265805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10280000000012" calcext:value-type="float">
            <text:p>0,021028000000001</text:p>
          </table:table-cell>
          <table:table-cell office:value-type="string" calcext:value-type="string">
            <text:p><text:s/>[0] </text:p>
          </table:table-cell>
          <table:table-cell office:value-type="float" office:value="0.0446340000000021" calcext:value-type="float">
            <text:p>0,044634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.1120670341" calcext:value-type="float">
            <text:p>47,11206703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307520000000068" calcext:value-type="float">
            <text:p>0,030752000000007</text:p>
          </table:table-cell>
          <table:table-cell office:value-type="string" calcext:value-type="string">
            <text:p><text:s/>[0] </text:p>
          </table:table-cell>
          <table:table-cell office:value-type="float" office:value="0.0411040000000043" calcext:value-type="float">
            <text:p>0,041104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8151031529866" calcext:value-type="float">
            <text:p>74,81510315298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323609999999945" calcext:value-type="float">
            <text:p>0,032360999999995</text:p>
          </table:table-cell>
          <table:table-cell office:value-type="string" calcext:value-type="string">
            <text:p><text:s/>[0] </text:p>
          </table:table-cell>
          <table:table-cell office:value-type="float" office:value="0.038921000000002" calcext:value-type="float">
            <text:p>0,038921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.1453457002464" calcext:value-type="float">
            <text:p>83,1453457002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220359999999999" calcext:value-type="float">
            <text:p>0,022036</text:p>
          </table:table-cell>
          <table:table-cell office:value-type="string" calcext:value-type="string">
            <text:p><text:s/>[0] </text:p>
          </table:table-cell>
          <table:table-cell office:value-type="float" office:value="0.0159969999999987" calcext:value-type="float">
            <text:p>0,015996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.750828280313" calcext:value-type="float">
            <text:p>137,7508282803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6760000000039" calcext:value-type="float">
            <text:p>0,016676000000004</text:p>
          </table:table-cell>
          <table:table-cell office:value-type="string" calcext:value-type="string">
            <text:p><text:s/>[0] </text:p>
          </table:table-cell>
          <table:table-cell office:value-type="float" office:value="0.0176790000000011" calcext:value-type="float">
            <text:p>0,017679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3266021833976" calcext:value-type="float">
            <text:p>94,32660218339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59739999999999" calcext:value-type="float">
            <text:p>0,015974</text:p>
          </table:table-cell>
          <table:table-cell office:value-type="string" calcext:value-type="string">
            <text:p><text:s/>[0] </text:p>
          </table:table-cell>
          <table:table-cell office:value-type="float" office:value="0.0166700000000048" calcext:value-type="float">
            <text:p>0,016670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8248350329651" calcext:value-type="float">
            <text:p>95,82483503296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4329999999922" calcext:value-type="float">
            <text:p>0,016432999999992</text:p>
          </table:table-cell>
          <table:table-cell office:value-type="string" calcext:value-type="string">
            <text:p><text:s/>[0] </text:p>
          </table:table-cell>
          <table:table-cell office:value-type="float" office:value="0.0225870000000015" calcext:value-type="float">
            <text:p>0,022587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7542391640815" calcext:value-type="float">
            <text:p>72,75423916408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518590000000074" calcext:value-type="float">
            <text:p>0,051859000000008</text:p>
          </table:table-cell>
          <table:table-cell office:value-type="string" calcext:value-type="string">
            <text:p><text:s/>[8] </text:p>
          </table:table-cell>
          <table:table-cell office:value-type="float" office:value="0.0373539999999935" calcext:value-type="float">
            <text:p>0,037353999999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831182738171" calcext:value-type="float">
            <text:p>138,8311827381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2840000000036" calcext:value-type="float">
            <text:p>0,017284000000004</text:p>
          </table:table-cell>
          <table:table-cell office:value-type="string" calcext:value-type="string">
            <text:p><text:s/>[0] </text:p>
          </table:table-cell>
          <table:table-cell office:value-type="float" office:value="0.0243300000000062" calcext:value-type="float">
            <text:p>0,024330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0398684751304" calcext:value-type="float">
            <text:p>71,03986847513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9009999999901" calcext:value-type="float">
            <text:p>0,01690099999999</text:p>
          </table:table-cell>
          <table:table-cell office:value-type="string" calcext:value-type="string">
            <text:p><text:s/>[0] </text:p>
          </table:table-cell>
          <table:table-cell office:value-type="float" office:value="0.0223100000000045" calcext:value-type="float">
            <text:p>0,022310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7552666964888" calcext:value-type="float">
            <text:p>75,75526669648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7149999999907" calcext:value-type="float">
            <text:p>0,016714999999991</text:p>
          </table:table-cell>
          <table:table-cell office:value-type="string" calcext:value-type="string">
            <text:p><text:s/>[0] </text:p>
          </table:table-cell>
          <table:table-cell office:value-type="float" office:value="0.0224299999999999" calcext:value-type="float">
            <text:p>0,02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5207311635789" calcext:value-type="float">
            <text:p>74,52073116357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0979999999995" calcext:value-type="float">
            <text:p>0,016098</text:p>
          </table:table-cell>
          <table:table-cell office:value-type="string" calcext:value-type="string">
            <text:p><text:s/>[0] </text:p>
          </table:table-cell>
          <table:table-cell office:value-type="float" office:value="0.0240969999999976" calcext:value-type="float">
            <text:p>0,024096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8049964725946" calcext:value-type="float">
            <text:p>66,80499647259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5449999999984" calcext:value-type="float">
            <text:p>0,017544999999998</text:p>
          </table:table-cell>
          <table:table-cell office:value-type="string" calcext:value-type="string">
            <text:p><text:s/>[0] </text:p>
          </table:table-cell>
          <table:table-cell office:value-type="float" office:value="0.0234579999999909" calcext:value-type="float">
            <text:p>0,02345799999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7932475062034" calcext:value-type="float">
            <text:p>74,79324750620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7209999999945" calcext:value-type="float">
            <text:p>0,017720999999995</text:p>
          </table:table-cell>
          <table:table-cell office:value-type="string" calcext:value-type="string">
            <text:p><text:s/>[0] </text:p>
          </table:table-cell>
          <table:table-cell office:value-type="float" office:value="0.0237139999999982" calcext:value-type="float">
            <text:p>0,023713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7280087711726" calcext:value-type="float">
            <text:p>74,72800877117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4469999999994" calcext:value-type="float">
            <text:p>0,016447</text:p>
          </table:table-cell>
          <table:table-cell office:value-type="string" calcext:value-type="string">
            <text:p><text:s/>[0] </text:p>
          </table:table-cell>
          <table:table-cell office:value-type="float" office:value="0.024563999999998" calcext:value-type="float">
            <text:p>0,024563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9557075394918" calcext:value-type="float">
            <text:p>66,95570753949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0799999999929" calcext:value-type="float">
            <text:p>0,017079999999993</text:p>
          </table:table-cell>
          <table:table-cell office:value-type="string" calcext:value-type="string">
            <text:p><text:s/>[0] </text:p>
          </table:table-cell>
          <table:table-cell office:value-type="float" office:value="0.0267680000000041" calcext:value-type="float">
            <text:p>0,026768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8075313807167" calcext:value-type="float">
            <text:p>63,8075313807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659000000009" calcext:value-type="float">
            <text:p>0,017659000000009</text:p>
          </table:table-cell>
          <table:table-cell office:value-type="string" calcext:value-type="string">
            <text:p><text:s/>[0] </text:p>
          </table:table-cell>
          <table:table-cell office:value-type="float" office:value="0.0162770000000023" calcext:value-type="float">
            <text:p>0,016277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490508078924" calcext:value-type="float">
            <text:p>108,490508078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0149999999959" calcext:value-type="float">
            <text:p>0,016014999999996</text:p>
          </table:table-cell>
          <table:table-cell office:value-type="string" calcext:value-type="string">
            <text:p><text:s/>[0] </text:p>
          </table:table-cell>
          <table:table-cell office:value-type="float" office:value="0.0147500000000065" calcext:value-type="float">
            <text:p>0,014750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8.576271186365" calcext:value-type="float">
            <text:p>108,5762711863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1730000000091" calcext:value-type="float">
            <text:p>0,016173000000009</text:p>
          </table:table-cell>
          <table:table-cell office:value-type="string" calcext:value-type="string">
            <text:p><text:s/>[0] </text:p>
          </table:table-cell>
          <table:table-cell office:value-type="float" office:value="0.0179080000000056" calcext:value-type="float">
            <text:p>0,017908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.3115925843425" calcext:value-type="float">
            <text:p>90,3115925843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5775000000005" calcext:value-type="float">
            <text:p>0,015775000000005</text:p>
          </table:table-cell>
          <table:table-cell office:value-type="string" calcext:value-type="string">
            <text:p><text:s/>[0] </text:p>
          </table:table-cell>
          <table:table-cell office:value-type="float" office:value="0.0202069999999992" calcext:value-type="float">
            <text:p>0,0202069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0670064829297" calcext:value-type="float">
            <text:p>78,06700648292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6] </text:p>
          </table:table-cell>
          <table:table-cell office:value-type="float" office:value="0.109572" calcext:value-type="float">
            <text:p>0,109572</text:p>
          </table:table-cell>
          <table:table-cell office:value-type="string" calcext:value-type="string">
            <text:p><text:s/>[8] </text:p>
          </table:table-cell>
          <table:table-cell office:value-type="float" office:value="0.0331399999999888" calcext:value-type="float">
            <text:p>0,0331399999999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.633675316949" calcext:value-type="float">
            <text:p>330,6336753169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55380000000065" calcext:value-type="float">
            <text:p>0,015538000000007</text:p>
          </table:table-cell>
          <table:table-cell office:value-type="string" calcext:value-type="string">
            <text:p><text:s/>[0] </text:p>
          </table:table-cell>
          <table:table-cell office:value-type="float" office:value="0.0219720000000052" calcext:value-type="float">
            <text:p>0,021972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.717276533783" calcext:value-type="float">
            <text:p>70,7172765337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56740000000042" calcext:value-type="float">
            <text:p>0,015674000000004</text:p>
          </table:table-cell>
          <table:table-cell office:value-type="string" calcext:value-type="string">
            <text:p><text:s/>[0] </text:p>
          </table:table-cell>
          <table:table-cell office:value-type="float" office:value="0.025574000000006" calcext:value-type="float">
            <text:p>0,025574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.2888089465884" calcext:value-type="float">
            <text:p>61,28880894658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07539999999966" calcext:value-type="float">
            <text:p>0,020753999999997</text:p>
          </table:table-cell>
          <table:table-cell office:value-type="string" calcext:value-type="string">
            <text:p><text:s/>[0] </text:p>
          </table:table-cell>
          <table:table-cell office:value-type="float" office:value="0.021332000000001" calcext:value-type="float">
            <text:p>0,021332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2904556534578" calcext:value-type="float">
            <text:p>97,29045565345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7750000000098" calcext:value-type="float">
            <text:p>0,01677500000001</text:p>
          </table:table-cell>
          <table:table-cell office:value-type="string" calcext:value-type="string">
            <text:p><text:s/>[0] </text:p>
          </table:table-cell>
          <table:table-cell office:value-type="float" office:value="0.0229170000000067" calcext:value-type="float">
            <text:p>0,022917000000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.198935288235" calcext:value-type="float">
            <text:p>73,1989352882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60100000000085" calcext:value-type="float">
            <text:p>0,016010000000009</text:p>
          </table:table-cell>
          <table:table-cell office:value-type="string" calcext:value-type="string">
            <text:p><text:s/>[0] </text:p>
          </table:table-cell>
          <table:table-cell office:value-type="float" office:value="0.0255180000000053" calcext:value-type="float">
            <text:p>0,025518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.7400266478769" calcext:value-type="float">
            <text:p>62,74002664787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71979999999934" calcext:value-type="float">
            <text:p>0,017197999999993</text:p>
          </table:table-cell>
          <table:table-cell office:value-type="string" calcext:value-type="string">
            <text:p><text:s/>[0] </text:p>
          </table:table-cell>
          <table:table-cell office:value-type="float" office:value="0.0284230000000036" calcext:value-type="float">
            <text:p>0,028423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.5073356084551" calcext:value-type="float">
            <text:p>60,50733560845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199059999999918" calcext:value-type="float">
            <text:p>0,019905999999992</text:p>
          </table:table-cell>
          <table:table-cell office:value-type="string" calcext:value-type="string">
            <text:p><text:s/>[0] </text:p>
          </table:table-cell>
          <table:table-cell office:value-type="float" office:value="0.0293510000000055" calcext:value-type="float">
            <text:p>0,029351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8205171884708" calcext:value-type="float">
            <text:p>67,8205171884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0] </text:p>
          </table:table-cell>
          <table:table-cell office:value-type="float" office:value="0.0228830000000073" calcext:value-type="float">
            <text:p>0,022883000000007</text:p>
          </table:table-cell>
          <table:table-cell office:value-type="string" calcext:value-type="string">
            <text:p><text:s/>[0] </text:p>
          </table:table-cell>
          <table:table-cell office:value-type="float" office:value="0.0315559999999948" calcext:value-type="float">
            <text:p>0,031555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5155279503457" calcext:value-type="float">
            <text:p>72,51552795034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35] </text:p>
          </table:table-cell>
          <table:table-cell office:value-type="float" office:value="0.959106000000006" calcext:value-type="float">
            <text:p>0,959106000000006</text:p>
          </table:table-cell>
          <table:table-cell office:value-type="string" calcext:value-type="string">
            <text:p><text:s/>[35] </text:p>
          </table:table-cell>
          <table:table-cell office:value-type="float" office:value="0.0376999999999867" calcext:value-type="float">
            <text:p>0,0376999999999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4.047745359" calcext:value-type="float">
            <text:p>2544,0477453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670059999999921" calcext:value-type="float">
            <text:p>0,067005999999992</text:p>
          </table:table-cell>
          <table:table-cell office:value-type="string" calcext:value-type="string">
            <text:p><text:s/>[35] </text:p>
          </table:table-cell>
          <table:table-cell office:value-type="float" office:value="0.0348619999999897" calcext:value-type="float">
            <text:p>0,034861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.203545407641" calcext:value-type="float">
            <text:p>192,2035454076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541929999999979" calcext:value-type="float">
            <text:p>0,054192999999998</text:p>
          </table:table-cell>
          <table:table-cell office:value-type="string" calcext:value-type="string">
            <text:p><text:s/>[35] </text:p>
          </table:table-cell>
          <table:table-cell office:value-type="float" office:value="0.0290449999999964" calcext:value-type="float">
            <text:p>0,029044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.582888621121" calcext:value-type="float">
            <text:p>186,5828886211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504469999999913" calcext:value-type="float">
            <text:p>0,050446999999991</text:p>
          </table:table-cell>
          <table:table-cell office:value-type="string" calcext:value-type="string">
            <text:p><text:s/>[35] </text:p>
          </table:table-cell>
          <table:table-cell office:value-type="float" office:value="0.0458349999999968" calcext:value-type="float">
            <text:p>0,045834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.062179557096" calcext:value-type="float">
            <text:p>110,0621795570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604450000000014" calcext:value-type="float">
            <text:p>0,060445000000002</text:p>
          </table:table-cell>
          <table:table-cell office:value-type="string" calcext:value-type="string">
            <text:p><text:s/>[35] </text:p>
          </table:table-cell>
          <table:table-cell office:value-type="float" office:value="0.0299600000000027" calcext:value-type="float">
            <text:p>0,029960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.752336448585" calcext:value-type="float">
            <text:p>201,7523364485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99980000000022" calcext:value-type="float">
            <text:p>0,049998000000002</text:p>
          </table:table-cell>
          <table:table-cell office:value-type="string" calcext:value-type="string">
            <text:p><text:s/>[35] </text:p>
          </table:table-cell>
          <table:table-cell office:value-type="float" office:value="0.0275710000000089" calcext:value-type="float">
            <text:p>0,027571000000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.342715171688" calcext:value-type="float">
            <text:p>181,3427151716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2] </text:p>
          </table:table-cell>
          <table:table-cell office:value-type="float" office:value="0.0455000000000041" calcext:value-type="float">
            <text:p>0,045500000000004</text:p>
          </table:table-cell>
          <table:table-cell office:value-type="string" calcext:value-type="string">
            <text:p><text:s/>[35] </text:p>
          </table:table-cell>
          <table:table-cell office:value-type="float" office:value="0.0303370000000029" calcext:value-type="float">
            <text:p>0,030337000000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.981870323366" calcext:value-type="float">
            <text:p>149,981870323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0] </text:p>
          </table:table-cell>
          <table:table-cell office:value-type="float" office:value="0.0166080000000051" calcext:value-type="float">
            <text:p>0,016608000000005</text:p>
          </table:table-cell>
          <table:table-cell office:value-type="string" calcext:value-type="string">
            <text:p><text:s/>[0] </text:p>
          </table:table-cell>
          <table:table-cell office:value-type="float" office:value="0.0148630000000054" calcext:value-type="float">
            <text:p>0,014863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.740563816181" calcext:value-type="float">
            <text:p>111,7405638161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59209999999916" calcext:value-type="float">
            <text:p>0,015920999999992</text:p>
          </table:table-cell>
          <table:table-cell office:value-type="string" calcext:value-type="string">
            <text:p><text:s/>[0] </text:p>
          </table:table-cell>
          <table:table-cell office:value-type="float" office:value="0.0164380000000079" calcext:value-type="float">
            <text:p>0,016438000000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548485216203" calcext:value-type="float">
            <text:p>96,85484852162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3869999999946" calcext:value-type="float">
            <text:p>0,016386999999995</text:p>
          </table:table-cell>
          <table:table-cell office:value-type="string" calcext:value-type="string">
            <text:p><text:s/>[0] </text:p>
          </table:table-cell>
          <table:table-cell office:value-type="float" office:value="0.0162210000000016" calcext:value-type="float">
            <text:p>0,016221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023364774015" calcext:value-type="float">
            <text:p>101,023364774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0690000000017" calcext:value-type="float">
            <text:p>0,016069000000002</text:p>
          </table:table-cell>
          <table:table-cell office:value-type="string" calcext:value-type="string">
            <text:p><text:s/>[0] </text:p>
          </table:table-cell>
          <table:table-cell office:value-type="float" office:value="0.0156210000000101" calcext:value-type="float">
            <text:p>0,015621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867934191097" calcext:value-type="float">
            <text:p>102,8679341910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1619999999942" calcext:value-type="float">
            <text:p>0,016161999999994</text:p>
          </table:table-cell>
          <table:table-cell office:value-type="string" calcext:value-type="string">
            <text:p><text:s/>[0] </text:p>
          </table:table-cell>
          <table:table-cell office:value-type="float" office:value="0.0182649999999995" calcext:value-type="float">
            <text:p>0,018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486175745933" calcext:value-type="float">
            <text:p>88,4861757459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59369999999939" calcext:value-type="float">
            <text:p>0,015936999999994</text:p>
          </table:table-cell>
          <table:table-cell office:value-type="string" calcext:value-type="string">
            <text:p><text:s/>[0] </text:p>
          </table:table-cell>
          <table:table-cell office:value-type="float" office:value="0.0180509999999998" calcext:value-type="float">
            <text:p>0,018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2887374660353" calcext:value-type="float">
            <text:p>88,28873746603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54130000000095" calcext:value-type="float">
            <text:p>0,01541300000001</text:p>
          </table:table-cell>
          <table:table-cell office:value-type="string" calcext:value-type="string">
            <text:p><text:s/>[0] </text:p>
          </table:table-cell>
          <table:table-cell office:value-type="float" office:value="0.0206450000000018" calcext:value-type="float">
            <text:p>0,020645000000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6573020102112" calcext:value-type="float">
            <text:p>74,6573020102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6710000000023" calcext:value-type="float">
            <text:p>0,016671000000002</text:p>
          </table:table-cell>
          <table:table-cell office:value-type="string" calcext:value-type="string">
            <text:p><text:s/>[0] </text:p>
          </table:table-cell>
          <table:table-cell office:value-type="float" office:value="0.020781999999997" calcext:value-type="float">
            <text:p>0,020781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2184582812278" calcext:value-type="float">
            <text:p>80,2184582812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674999999997" calcext:value-type="float">
            <text:p>0,017674999999997</text:p>
          </table:table-cell>
          <table:table-cell office:value-type="string" calcext:value-type="string">
            <text:p><text:s/>[0] </text:p>
          </table:table-cell>
          <table:table-cell office:value-type="float" office:value="0.0219270000000051" calcext:value-type="float">
            <text:p>0,021927000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6083823596154" calcext:value-type="float">
            <text:p>80,6083823596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9903999999998" calcext:value-type="float">
            <text:p>0,049903999999998</text:p>
          </table:table-cell>
          <table:table-cell office:value-type="string" calcext:value-type="string">
            <text:p><text:s/>[42] </text:p>
          </table:table-cell>
          <table:table-cell office:value-type="float" office:value="0.0368849999999981" calcext:value-type="float">
            <text:p>0,036884999999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296190863496" calcext:value-type="float">
            <text:p>135,2961908634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56530000000004" calcext:value-type="float">
            <text:p>0,015653</text:p>
          </table:table-cell>
          <table:table-cell office:value-type="string" calcext:value-type="string">
            <text:p><text:s/>[0] </text:p>
          </table:table-cell>
          <table:table-cell office:value-type="float" office:value="0.0206850000000003" calcext:value-type="float">
            <text:p>0,020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6731931351228" calcext:value-type="float">
            <text:p>75,6731931351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4379999999939" calcext:value-type="float">
            <text:p>0,019437999999994</text:p>
          </table:table-cell>
          <table:table-cell office:value-type="string" calcext:value-type="string">
            <text:p><text:s/>[0] </text:p>
          </table:table-cell>
          <table:table-cell office:value-type="float" office:value="0.0227299999999957" calcext:value-type="float">
            <text:p>0,022729999999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516937967433" calcext:value-type="float">
            <text:p>85,516937967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1120000000068" calcext:value-type="float">
            <text:p>0,016112000000007</text:p>
          </table:table-cell>
          <table:table-cell office:value-type="string" calcext:value-type="string">
            <text:p><text:s/>[0] </text:p>
          </table:table-cell>
          <table:table-cell office:value-type="float" office:value="0.02144100000001" calcext:value-type="float">
            <text:p>0,021441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.1457487990264" calcext:value-type="float">
            <text:p>75,1457487990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97610000000026" calcext:value-type="float">
            <text:p>0,019761000000003</text:p>
          </table:table-cell>
          <table:table-cell office:value-type="string" calcext:value-type="string">
            <text:p><text:s/>[0] </text:p>
          </table:table-cell>
          <table:table-cell office:value-type="float" office:value="0.0225910000000056" calcext:value-type="float">
            <text:p>0,022591000000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4728874330384" calcext:value-type="float">
            <text:p>87,47288743303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256999999996" calcext:value-type="float">
            <text:p>0,016256999999996</text:p>
          </table:table-cell>
          <table:table-cell office:value-type="string" calcext:value-type="string">
            <text:p><text:s/>[0] </text:p>
          </table:table-cell>
          <table:table-cell office:value-type="float" office:value="0.0255219999999952" calcext:value-type="float">
            <text:p>0,025521999999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6979860512462" calcext:value-type="float">
            <text:p>63,6979860512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2219999999991" calcext:value-type="float">
            <text:p>0,016221999999999</text:p>
          </table:table-cell>
          <table:table-cell office:value-type="string" calcext:value-type="string">
            <text:p><text:s/>[0] </text:p>
          </table:table-cell>
          <table:table-cell office:value-type="float" office:value="0.0266230000000007" calcext:value-type="float">
            <text:p>0,026623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.9322766029321" calcext:value-type="float">
            <text:p>60,9322766029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7599999999908" calcext:value-type="float">
            <text:p>0,016759999999991</text:p>
          </table:table-cell>
          <table:table-cell office:value-type="string" calcext:value-type="string">
            <text:p><text:s/>[0] </text:p>
          </table:table-cell>
          <table:table-cell office:value-type="float" office:value="0.0230870000000039" calcext:value-type="float">
            <text:p>0,02308700000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.5949668644171" calcext:value-type="float">
            <text:p>72,59496686441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7409999999961" calcext:value-type="float">
            <text:p>0,016740999999996</text:p>
          </table:table-cell>
          <table:table-cell office:value-type="string" calcext:value-type="string">
            <text:p><text:s/>[0] </text:p>
          </table:table-cell>
          <table:table-cell office:value-type="float" office:value="0.0263599999999968" calcext:value-type="float">
            <text:p>0,026359999999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.50910470409" calcext:value-type="float">
            <text:p>63,50910470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74870000000027" calcext:value-type="float">
            <text:p>0,017487000000003</text:p>
          </table:table-cell>
          <table:table-cell office:value-type="string" calcext:value-type="string">
            <text:p><text:s/>[0] </text:p>
          </table:table-cell>
          <table:table-cell office:value-type="float" office:value="0.0269939999999878" calcext:value-type="float">
            <text:p>0,026993999999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.7810624583635" calcext:value-type="float">
            <text:p>64,7810624583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3030000000077" calcext:value-type="float">
            <text:p>0,016303000000008</text:p>
          </table:table-cell>
          <table:table-cell office:value-type="string" calcext:value-type="string">
            <text:p><text:s/>[0] </text:p>
          </table:table-cell>
          <table:table-cell office:value-type="float" office:value="0.0268390000000096" calcext:value-type="float">
            <text:p>0,026839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.7436938783185" calcext:value-type="float">
            <text:p>60,7436938783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[0] </text:p>
          </table:table-cell>
          <table:table-cell office:value-type="float" office:value="0.0163750000000107" calcext:value-type="float">
            <text:p>0,016375000000011</text:p>
          </table:table-cell>
          <table:table-cell office:value-type="string" calcext:value-type="string">
            <text:p><text:s/>[0] </text:p>
          </table:table-cell>
          <table:table-cell office:value-type="float" office:value="0.0288070000000005" calcext:value-type="float">
            <text:p>0,02880700000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.8438226820232" calcext:value-type="float">
            <text:p>56,84382268202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[2] </text:p>
          </table:table-cell>
          <table:table-cell office:value-type="float" office:value="0.0478250000000031" calcext:value-type="float">
            <text:p>0,047825000000003</text:p>
          </table:table-cell>
          <table:table-cell office:value-type="string" calcext:value-type="string">
            <text:p><text:s/>[42] </text:p>
          </table:table-cell>
          <table:table-cell office:value-type="float" office:value="0.0350869999999901" calcext:value-type="float">
            <text:p>0,03508699999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304044232954" calcext:value-type="float">
            <text:p>136,30404423295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AVERAGE([.B1:.B284])" office:value-type="float" office:value="4.41901408450704" calcext:value-type="float">
            <text:p>4,41901408450704</text:p>
          </table:table-cell>
          <table:table-cell/>
          <table:table-cell table:formula="of:=AVERAGE([.D2:.D285])" office:value-type="float" office:value="0.0313268657243812" calcext:value-type="float">
            <text:p>0,031326865724381</text:p>
          </table:table-cell>
          <table:table-cell/>
          <table:table-cell table:formula="of:=AVERAGE([.F2:.F285])" office:value-type="float" office:value="0.0233326148409895" calcext:value-type="float">
            <text:p>0,02333261484099</text:p>
          </table:table-cell>
          <table:table-cell table:number-columns-repeated="3"/>
          <table:table-cell table:formula="of:=AVERAGE([.J2:.J285])" office:value-type="float" office:value="123.243731931131" calcext:value-type="float">
            <text:p>123,243731931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06:50:27.310996000</dc:date>
    <meta:editing-duration>PT1M21S</meta:editing-duration>
    <meta:editing-cycles>1</meta:editing-cycles>
    <meta:document-statistic meta:table-count="1" meta:cell-count="2844" meta:object-count="0"/>
    <meta:generator>LibreOffice/6.0.6.2$MacOSX_X86_64 LibreOffice_project/0c292870b25a325b5ed35f6b45599d2ea4458e77</meta:generator>
  </office:meta>
</office:document-meta>
</file>